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6d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47" style:family="graphic" style:parent-style-name="InterfaceClass">
      <style:graphic-properties fo:min-height="0.578cm" fo:min-width="3.376cm"/>
      <style:paragraph-properties style:writing-mode="lr-tb"/>
    </style:style>
    <style:style style:name="gr48" style:family="graphic" style:parent-style-name="InterfaceClass">
      <style:graphic-properties fo:min-height="0.577cm" fo:min-width="3.376cm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3" style:family="graphic" style:parent-style-name="Implements_5f_conn">
      <style:graphic-properties/>
      <style:paragraph-properties style:writing-mode="lr-tb"/>
    </style:style>
    <style:style style:name="gr54" style:family="graphic" style:parent-style-name="has_5f_a_5f_conn">
      <style:graphic-properties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has_5f_a_5f_conn">
      <style:graphic-properties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DataClass">
      <style:graphic-properties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2" style:family="graphic" style:parent-style-name="RequiredClass">
      <style:graphic-properties fo:min-height="0.55cm" fo:min-width="4.923cm"/>
      <style:paragraph-properties style:writing-mode="lr-tb"/>
    </style:style>
    <style:style style:name="gr63" style:family="graphic" style:parent-style-name="RequiredClass">
      <style:graphic-properties fo:min-height="0.55cm" fo:min-width="4.924cm"/>
      <style:paragraph-properties style:writing-mode="lr-tb"/>
    </style:style>
    <style:style style:name="gr64" style:family="graphic" style:parent-style-name="RequiredClass">
      <style:graphic-properties fo:min-height="0.55cm" fo:min-width="4.921cm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RequiredClass">
      <style:graphic-properties fo:min-height="0.55cm" fo:min-width="5.155cm"/>
      <style:paragraph-properties style:writing-mode="lr-tb"/>
    </style:style>
    <style:style style:name="gr73" style:family="graphic" style:parent-style-name="RequiredClass">
      <style:graphic-properties fo:min-height="0.55cm" fo:min-width="5.156cm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DataClass">
      <style:graphic-properties fo:min-height="0.578cm" fo:min-width="3.376cm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6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08" style:family="graphic" style:parent-style-name="twoheaded_5f_arrow">
      <style:graphic-properties draw:marker-start="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RequiredClass">
      <style:graphic-properties fo:min-height="0.769cm" fo:min-width="4.329cm"/>
      <style:paragraph-properties style:writing-mode="lr-tb"/>
    </style:style>
    <style:style style:name="gr115" style:family="graphic" style:parent-style-name="RequiredClass">
      <style:graphic-properties fo:min-height="0.769cm" fo:min-width="4.011cm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5cm" fo:min-width="0cm"/>
      <style:paragraph-properties style:writing-mode="lr-tb"/>
    </style:style>
    <style:style style:name="gr119" style:family="graphic" style:parent-style-name="standard">
      <style:graphic-properties draw:stroke="none" draw:fill="none" fo:min-height="1.908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1" style:family="graphic" style:parent-style-name="standard">
      <style:graphic-properties draw:stroke="none" draw:fill="none" fo:min-height="3.153cm"/>
      <style:paragraph-properties style:writing-mode="lr-tb"/>
    </style:style>
    <style:style style:name="gr122" style:family="graphic" style:parent-style-name="OptionalDeco">
      <style:graphic-properties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>
      <style:graphic-properties svg:stroke-color="#3465a4" draw:textarea-vertical-align="middle"/>
    </style:style>
    <style:style style:name="gr127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28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29" style:family="graphic" style:parent-style-name="standard">
      <style:graphic-properties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OptionalDeco">
      <style:graphic-properties fo:min-height="0.55cm" fo:min-width="3.767cm"/>
      <style:paragraph-properties style:writing-mode="lr-tb"/>
    </style:style>
    <style:style style:name="gr13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5" style:family="graphic" style:parent-style-name="standard">
      <style:graphic-properties draw:stroke="none" draw:fill="none" fo:min-height="3.053cm"/>
      <style:paragraph-properties style:writing-mode="lr-tb"/>
    </style:style>
    <style:style style:name="gr136" style:family="graphic" style:parent-style-name="OptionalDeco">
      <style:graphic-properties fo:min-height="0.55cm" fo:min-width="3.898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1" style:family="graphic" style:parent-style-name="RequiredClass">
      <style:graphic-properties fo:min-height="0.55cm" fo:min-width="3.898cm"/>
      <style:paragraph-properties style:writing-mode="lr-tb"/>
    </style:style>
    <style:style style:name="gr142" style:family="graphic" style:parent-style-name="Calls">
      <style:graphic-properties/>
    </style:style>
    <style:style style:name="gr143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4" style:family="graphic" style:parent-style-name="RequiredClass">
      <style:graphic-properties fo:min-height="0.55cm" fo:min-width="4.011cm"/>
      <style:paragraph-properties style:writing-mode="lr-tb"/>
    </style:style>
    <style:style style:name="gr14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8" style:family="graphic" style:parent-style-name="objectwithoutfill">
      <style:graphic-properties draw:marker-end="Arrow" draw:marker-end-width="0.3cm" draw:fill="none" draw:textarea-vertical-align="middle"/>
    </style:style>
    <style:style style:name="gr149" style:family="graphic" style:parent-style-name="standard">
      <style:graphic-properties draw:stroke="none" draw:fill="none" fo:min-height="3.073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OptionalDeco">
      <style:graphic-properties fo:min-height="0.55cm" fo:min-width="3.77cm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6" style:family="graphic" style:parent-style-name="OptionalDeco">
      <style:graphic-properties fo:min-height="0.55cm" fo:min-width="3.734cm"/>
      <style:paragraph-properties style:writing-mode="lr-tb"/>
    </style:style>
    <style:style style:name="gr167" style:family="graphic" style:parent-style-name="OptionalDeco">
      <style:graphic-properties fo:min-height="0.549cm" fo:min-width="3.693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2.365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RequiredClass">
      <style:graphic-properties fo:min-height="0.55cm" fo:min-width="3.329cm"/>
      <style:paragraph-properties style:writing-mode="lr-tb"/>
    </style:style>
    <style:style style:name="gr177" style:family="graphic" style:parent-style-name="RequiredClass">
      <style:graphic-properties fo:min-height="0.55cm" fo:min-width="3.328cm"/>
      <style:paragraph-properties style:writing-mode="lr-tb"/>
    </style:style>
    <style:style style:name="gr178" style:family="graphic" style:parent-style-name="RequiredClass">
      <style:graphic-properties fo:min-height="0.55cm" fo:min-width="3.325cm"/>
      <style:paragraph-properties style:writing-mode="lr-tb"/>
    </style:style>
    <style:style style:name="gr179" style:family="graphic" style:parent-style-name="standard">
      <style:graphic-properties draw:stroke="none" draw:fill="none" fo:min-height="1.486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draw:fill="none" fo:min-height="6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2" style:family="graphic" style:parent-style-name="RequiredClass">
      <style:graphic-properties fo:min-height="0.549cm" fo:min-width="3.039cm"/>
      <style:paragraph-properties style:writing-mode="lr-tb"/>
    </style:style>
    <style:style style:name="gr193" style:family="graphic" style:parent-style-name="RequiredClass">
      <style:graphic-properties fo:min-height="0.55cm" fo:min-width="3.66cm"/>
      <style:paragraph-properties style:writing-mode="lr-tb"/>
    </style:style>
    <style:style style:name="gr194" style:family="graphic" style:parent-style-name="RequiredClass">
      <style:graphic-properties fo:min-height="0.55cm" fo:min-width="2.765cm"/>
      <style:paragraph-properties style:writing-mode="lr-tb"/>
    </style:style>
    <style:style style:name="gr195" style:family="graphic" style:parent-style-name="RequiredClass">
      <style:graphic-properties fo:min-height="0.55cm" fo:min-width="2.586cm"/>
      <style:paragraph-properties style:writing-mode="lr-tb"/>
    </style:style>
    <style:style style:name="gr196" style:family="graphic" style:parent-style-name="RequiredClass">
      <style:graphic-properties fo:min-height="0.55cm" fo:min-width="1.776cm"/>
      <style:paragraph-properties style:writing-mode="lr-tb"/>
    </style:style>
    <style:style style:name="gr197" style:family="graphic" style:parent-style-name="OptionalDeco">
      <style:graphic-properties fo:min-height="0.55cm" fo:min-width="3.694cm"/>
      <style:paragraph-properties style:writing-mode="lr-tb"/>
    </style:style>
    <style:style style:name="gr198" style:family="graphic" style:parent-style-name="RequiredClass">
      <style:graphic-properties fo:min-height="0.55cm" fo:min-width="2.208cm"/>
      <style:paragraph-properties style:writing-mode="lr-tb"/>
    </style:style>
    <style:style style:name="gr199" style:family="graphic" style:parent-style-name="RequiredClass">
      <style:graphic-properties fo:min-height="0.55cm" fo:min-width="2.996cm"/>
      <style:paragraph-properties style:writing-mode="lr-tb"/>
    </style:style>
    <style:style style:name="gr200" style:family="graphic" style:parent-style-name="OptionalDeco">
      <style:graphic-properties draw:fill-color="#ffffff"/>
      <style:paragraph-properties style:writing-mode="lr-tb"/>
    </style:style>
    <style:style style:name="gr201" style:family="graphic" style:parent-style-name="RequiredClass">
      <style:graphic-properties draw:fill-color="#ffa6a6"/>
      <style:paragraph-properties style:writing-mode="lr-tb"/>
    </style:style>
    <style:style style:name="gr202" style:family="graphic" style:parent-style-name="RequiredClass">
      <style:graphic-properties fo:min-height="0.55cm" fo:min-width="3.513cm"/>
      <style:paragraph-properties style:writing-mode="lr-tb"/>
    </style:style>
    <style:style style:name="gr203" style:family="graphic" style:parent-style-name="standard">
      <style:graphic-properties draw:stroke="none" draw:fill="none" fo:min-height="0.85cm"/>
      <style:paragraph-properties style:writing-mode="lr-tb"/>
    </style:style>
    <style:style style:name="gr204" style:family="graphic" style:parent-style-name="standard">
      <style:graphic-properties draw:stroke="none" draw:fill="none" fo:min-height="0.395cm"/>
      <style:paragraph-properties style:writing-mode="lr-tb"/>
    </style:style>
    <style:style style:name="gr205" style:family="graphic" style:parent-style-name="standard">
      <style:graphic-properties draw:stroke="none" draw:fill="none" fo:min-height="0.789cm"/>
      <style:paragraph-properties style:writing-mode="lr-tb"/>
    </style:style>
    <style:style style:name="gr206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07" style:family="graphic" style:parent-style-name="standard">
      <style:graphic-properties draw:stroke="none" draw:fill="none" fo:min-height="4.026cm"/>
      <style:paragraph-properties style:writing-mode="lr-tb"/>
    </style:style>
    <style:style style:name="gr208" style:family="graphic" style:parent-style-name="OptionalDeco">
      <style:graphic-properties fo:min-height="0.55cm" fo:min-width="3.852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>
      <style:graphic-properties draw:stroke="none" draw:fill="none" fo:min-height="4.025cm"/>
      <style:paragraph-properties style:writing-mode="lr-tb"/>
    </style:style>
    <style:style style:name="gr213" style:family="graphic" style:parent-style-name="standard">
      <style:graphic-properties draw:stroke="none" draw:fill="none" fo:min-height="9.364cm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18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19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2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3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4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25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26" style:family="graphic" style:parent-style-name="RequiredClass">
      <style:graphic-properties fo:min-height="0.549cm" fo:min-width="3.792cm"/>
      <style:paragraph-properties style:writing-mode="lr-tb"/>
    </style:style>
    <style:style style:name="gr227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28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0" style:family="graphic" style:parent-style-name="RequiredClass">
      <style:graphic-properties fo:min-height="0.504cm" fo:min-width="3.223cm"/>
      <style:paragraph-properties style:writing-mode="lr-tb"/>
    </style:style>
    <style:style style:name="gr231" style:family="graphic" style:parent-style-name="RequiredClass">
      <style:graphic-properties fo:min-height="0.505cm" fo:min-width="2.994cm"/>
      <style:paragraph-properties style:writing-mode="lr-tb"/>
    </style:style>
    <style:style style:name="gr232" style:family="graphic" style:parent-style-name="RequiredClass">
      <style:graphic-properties fo:min-height="0.504cm" fo:min-width="3.224cm"/>
      <style:paragraph-properties style:writing-mode="lr-tb"/>
    </style:style>
    <style:style style:name="gr233" style:family="graphic" style:parent-style-name="RequiredClass">
      <style:graphic-properties fo:min-height="0.504cm" fo:min-width="3.222cm"/>
      <style:paragraph-properties style:writing-mode="lr-tb"/>
    </style:style>
    <style:style style:name="gr234" style:family="graphic" style:parent-style-name="RequiredClass">
      <style:graphic-properties fo:min-height="0.549cm" fo:min-width="3.46cm"/>
      <style:paragraph-properties style:writing-mode="lr-tb"/>
    </style:style>
    <style:style style:name="gr235" style:family="graphic" style:parent-style-name="OptionalDeco">
      <style:graphic-properties fo:min-height="0.504cm" fo:min-width="3.224cm"/>
      <style:paragraph-properties style:writing-mode="lr-tb"/>
    </style:style>
    <style:style style:name="gr236" style:family="graphic" style:parent-style-name="OptionalDeco">
      <style:graphic-properties fo:min-height="0.504cm" fo:min-width="3.222cm"/>
      <style:paragraph-properties style:writing-mode="lr-tb"/>
    </style:style>
    <style:style style:name="gr237" style:family="graphic" style:parent-style-name="OptionalDeco">
      <style:graphic-properties fo:min-height="0.549cm" fo:min-width="3.46cm"/>
      <style:paragraph-properties style:writing-mode="lr-tb"/>
    </style:style>
    <style:style style:name="gr238" style:family="graphic" style:parent-style-name="OptionalDeco">
      <style:graphic-properties fo:min-height="0.549cm" fo:min-width="4.329cm"/>
      <style:paragraph-properties style:writing-mode="lr-tb"/>
    </style:style>
    <style:style style:name="gr239" style:family="graphic" style:parent-style-name="OptionalDeco">
      <style:graphic-properties fo:min-height="0.504cm" fo:min-width="3.223cm"/>
      <style:paragraph-properties style:writing-mode="lr-tb"/>
    </style:style>
    <style:style style:name="gr240" style:family="graphic" style:parent-style-name="standard">
      <style:graphic-properties draw:stroke="none" draw:fill="none" fo:min-height="8.275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49" style:family="graphic" style:parent-style-name="OptionalDeco">
      <style:graphic-properties fo:min-height="0.55cm" fo:min-width="3.208cm"/>
      <style:paragraph-properties style:writing-mode="lr-tb"/>
    </style:style>
    <style:style style:name="gr250" style:family="graphic" style:parent-style-name="OptionalDeco">
      <style:graphic-properties fo:min-height="0.55cm" fo:min-width="3.743cm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54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5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style:writing-mode="lr-tb"/>
      <style:text-properties fo:font-size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22pt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  <style:text-properties fo:font-size="10pt"/>
    </style:style>
    <style:style style:name="P39" style:family="paragraph">
      <style:paragraph-properties fo:text-align="center" style:writing-mode="lr-tb"/>
      <style:text-properties fo:font-size="10pt"/>
    </style:style>
    <style:style style:name="P40" style:family="paragraph">
      <style:paragraph-properties fo:text-align="start" style:writing-mode="lr-tb"/>
      <style:text-properties fo:font-size="10pt"/>
    </style:style>
    <style:style style:name="P41" style:family="paragraph">
      <loext:graphic-properties draw:fill-color="#ffffff"/>
      <style:paragraph-properties fo:text-align="start" style:writing-mode="lr-tb"/>
      <style:text-properties fo:font-size="10pt"/>
    </style:style>
    <style:style style:name="P42" style:family="paragraph">
      <loext:graphic-properties draw:fill-color="#ffa6a6"/>
      <style:paragraph-properties style:writing-mode="lr-tb"/>
    </style:style>
    <style:style style:name="P43" style:family="paragraph">
      <style:text-properties fo:font-size="10pt"/>
    </style:style>
    <style:style style:name="P44" style:family="paragraph">
      <style:paragraph-properties fo:text-align="start" style:writing-mode="lr-tb"/>
      <style:text-properties fo:font-size="8pt" style:font-size-asian="8pt" style:font-size-complex="8pt"/>
    </style:style>
    <style:style style:name="P45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style:writing-mode="lr-tb"/>
    </style:style>
    <style:style style:name="P47" style:family="paragraph">
      <loext:graphic-properties draw:fill="none"/>
      <style:paragraph-properties style:writing-mode="lr-tb"/>
      <style:text-properties fo:font-size="10pt"/>
    </style:style>
    <style:style style:name="P48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49" style:family="paragraph">
      <style:paragraph-properties style:writing-mode="lr-tb"/>
      <style:text-properties fo:language="zxx" fo:country="none"/>
    </style:style>
    <style:style style:name="P50" style:family="paragraph">
      <loext:graphic-properties draw:fill="none" draw:fill-color="#ffffff"/>
      <style:paragraph-properties style:writing-mode="lr-tb"/>
      <style:text-properties fo:font-size="10pt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16" style:family="text">
      <style:text-properties style:text-position="33% 58%" fo:font-size="1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48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29cm" svg:y2="5.572cm" draw:start-shape="id5" draw:start-glue-point="4" draw:end-shape="id11" draw:end-glue-point="2" svg:d="M14333 6905v-666h-4v-667" svg:viewBox="0 0 5 1334">
          <text:p/>
        </draw:connector>
        <draw:custom-shape draw:style-name="gr26" draw:text-style-name="P13" draw:layer="layout" svg:width="4.763cm" svg:height="0.762cm" svg:x="11.8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12" draw:layer="layout" svg:width="4.127cm" svg:height="1.588cm" svg:x="21.773cm" svg:y="5.762cm">
          <draw:text-box>
            <text:p><text:span text:style-name="T7">game_params.txt and game_param_descs.txt are loaded into the ParamData class.</text:span></text:p>
          </draw:text-box>
        </draw:frame>
        <draw:frame draw:style-name="gr46" draw:text-style-name="P12" draw:layer="layout" svg:width="4.127cm" svg:height="1.588cm" svg:x="21.773cm" svg:y="8.102cm">
          <draw:text-box>
            <text:p><text:span text:style-name="T7">Management of the game configurati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7" draw:text-style-name="P26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3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4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8" draw:text-style-name="P26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4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4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6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7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4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8" draw:text-style-name="P26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59" draw:text-style-name="P12" draw:layer="layout" svg:width="4.127cm" svg:height="2.647cm" svg:x="7.133cm" svg:y="17.6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  <text:p><text:span text:style-name="T7">Created and set via the state property of the Mancala class.</text:span></text:p>
            <text:p><text:span text:style-name="T7"/></text:p>
          </draw:text-box>
        </draw:frame>
        <draw:custom-shape draw:style-name="gr60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1" draw:text-style-name="P12" draw:layer="layout" svg:width="4.127cm" svg:height="1.693cm" svg:x="18.663cm" svg:y="16.8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2" draw:text-style-name="P13" xml:id="id36" draw:id="id36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3" draw:text-style-name="P13" xml:id="id37" draw:id="id37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4.423cm" svg:height="0.734cm" svg:x="1.73cm" svg:y="5.3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xml:id="id31" draw:id="id31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xml:id="id32" draw:id="id32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xml:id="id33" draw:id="id33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9" xml:id="id34" draw:id="id34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xml:id="id39" draw:id="id39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2" draw:text-style-name="P13" xml:id="id44" draw:id="id44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4" draw:layer="layout" svg:x1="6.08cm" svg:y1="5.73cm" svg:x2="8.589cm" svg:y2="3.337cm" draw:end-shape="id30" draw:end-glue-point="3" svg:d="M6080 5730h995v-2393h1514" svg:viewBox="0 0 2510 2394">
          <text:p/>
        </draw:connector>
        <draw:connector draw:style-name="gr54" xml:id="id46" draw:id="id46" draw:layer="layout" svg:x1="6.08cm" svg:y1="5.73cm" svg:x2="8.621cm" svg:y2="6.999cm" draw:end-shape="id31" draw:end-glue-point="3" svg:d="M6080 5730h1011v1269h1530" svg:viewBox="0 0 2542 1270">
          <text:p/>
        </draw:connector>
        <draw:connector draw:style-name="gr54" draw:layer="layout" svg:x1="12.971cm" svg:y1="6.999cm" svg:x2="15.062cm" svg:y2="6.2cm" svg:d="M12971 6999h1046v-799h1045" svg:viewBox="0 0 2092 800">
          <text:p/>
        </draw:connector>
        <draw:connector draw:style-name="gr54" draw:layer="layout" svg:x1="12.971cm" svg:y1="6.999cm" svg:x2="15.062cm" svg:y2="8.204cm" svg:d="M12971 6999h1046v1205h1045" svg:viewBox="0 0 2092 1206">
          <text:p/>
        </draw:connector>
        <draw:connector draw:style-name="gr54" draw:layer="layout" svg:x1="19.558cm" svg:y1="6.179cm" svg:x2="21.485cm" svg:y2="6.179cm" draw:start-shape="id32" draw:start-glue-point="1" draw:end-shape="id33" draw:end-glue-point="3" svg:d="M19558 6179h1927" svg:viewBox="0 0 1928 1">
          <text:p/>
        </draw:connector>
        <draw:connector draw:style-name="gr54" draw:layer="layout" svg:x1="19.485cm" svg:y1="8.204cm" svg:x2="21.485cm" svg:y2="8.183cm" draw:end-shape="id34" draw:end-glue-point="3" svg:d="M19485 8204h741v-21h1259" svg:viewBox="0 0 2001 22">
          <text:p/>
        </draw:connector>
        <draw:frame draw:style-name="gr52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4" draw:text-style-name="P29" xml:id="id35" draw:id="id35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5" draw:text-style-name="P28" xml:id="id41" draw:id="id41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6" draw:text-style-name="P28" xml:id="id42" draw:id="id42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xml:id="id40" draw:id="id40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61" draw:text-style-name="P12" draw:layer="layout" svg:width="4.127cm" svg:height="1.693cm" svg:x="15.605cm" svg:y="16.769cm">
          <draw:text-box>
            <text:p><text:span text:style-name="T7">Hold and Owners are used to collect a few global variables and operations. These 2 classes are never instantiated.</text:span></text:p>
            <text:p><text:span text:style-name="T7"/></text:p>
          </draw:text-box>
        </draw:frame>
        <draw:connector draw:style-name="gr31" draw:layer="layout" svg:x1="2.542cm" svg:y1="11.225cm" svg:x2="4.532cm" svg:y2="12.539cm" draw:start-shape="id35" draw:start-glue-point="6" draw:end-shape="id36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5" draw:start-glue-point="6" draw:end-shape="id37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5" draw:start-glue-point="6" draw:end-shape="id38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5" draw:start-glue-point="6" draw:end-shape="id39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5" draw:start-glue-point="6" draw:end-shape="id40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7" draw:start-glue-point="1" draw:end-shape="id41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8" draw:start-glue-point="1" draw:end-shape="id41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39" draw:start-glue-point="1" draw:end-shape="id41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0" draw:start-glue-point="1" draw:end-shape="id42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3" draw:start-glue-point="6" draw:end-shape="id44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3" draw:start-glue-point="6" draw:end-shape="id45" draw:end-glue-point="3" svg:d="M16807 11259v2609h2098" svg:viewBox="0 0 2099 2610">
          <text:p/>
        </draw:connector>
        <draw:custom-shape draw:style-name="gr78" draw:text-style-name="P28" xml:id="id30" draw:id="id30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4" draw:layer="layout" draw:line-skew="1.452cm" svg:x1="6.08cm" svg:y1="5.73cm" svg:x2="8.621cm" svg:y2="5.659cm" draw:start-shape="id46" draw:start-glue-point="2" draw:end-shape="id47" draw:end-glue-point="3" svg:d="M6080 5730h952v-71h1589" svg:viewBox="0 0 2542 72">
          <text:p/>
        </draw:connector>
        <draw:custom-shape draw:style-name="gr79" draw:text-style-name="P28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4" draw:layer="layout" svg:x1="6.08cm" svg:y1="5.73cm" svg:x2="8.642cm" svg:y2="4.425cm" draw:start-shape="id46" draw:start-glue-point="2" draw:end-shape="id48" draw:end-glue-point="3" svg:d="M6080 5730v-1305h2562" svg:viewBox="0 0 2563 1306">
          <text:p/>
        </draw:connector>
      </draw:page>
      <draw:page draw:name="page6" draw:style-name="dp1" draw:master-page-name="Default">
        <draw:custom-shape draw:style-name="gr80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3" draw:text-style-name="P11" draw:layer="layout" svg:width="6.35cm" svg:height="1.27cm" svg:x="10.525cm" svg:y="1cm">
          <draw:text-box>
            <text:p text:style-name="P30"><text:span text:style-name="T6">Mancala Classes</text:span></text:p>
          </draw:text-box>
        </draw:frame>
        <draw:custom-shape draw:style-name="gr84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5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3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5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7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26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3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3" draw:text-style-name="P12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4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4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4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4" draw:text-style-name="P33" draw:layer="layout" svg:width="1.141cm" svg:height="0.577cm" svg:x="4.322cm" svg:y="7.667cm">
          <draw:text-box>
            <text:p><text:span text:style-name="T13">many</text:span></text:p>
          </draw:text-box>
        </draw:frame>
        <draw:frame draw:style-name="gr105" draw:text-style-name="P12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6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7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7" draw:text-style-name="P26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4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4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4" draw:text-style-name="P33" draw:layer="layout" svg:width="1.141cm" svg:height="0.577cm" svg:x="3.54cm" svg:y="17.054cm">
          <draw:text-box>
            <text:p><text:span text:style-name="T13">many</text:span></text:p>
          </draw:text-box>
        </draw:frame>
        <draw:connector draw:style-name="gr108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09" draw:text-style-name="P12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47" draw:text-style-name="P26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6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0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1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4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4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2" draw:text-style-name="P28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new_game()</text:span></text:p>
          <text:p text:style-name="P27"><text:span text:style-name="T12">get_state()</text:span></text:p>
          <text:p text:style-name="P27"><text:span text:style-name="T12">set_state()</text:span></text:p>
          <text:p text:style-name="P27"><text:span text:style-name="T12">clear_if()</text:span></text:p>
          <text:p text:style-name="P27"><text:span text:style-name="T12">set_on()</text:span></text:p>
          <text:p text:style-name="P27"><text:span text:style-name="T12">set_off()</text:span></text:p>
          <text:p text:style-name="P27"><text:span text:style-name="T12">set_child(condition)</text:span></text:p>
          <text:p text:style-name="P27"><text:span text:style-name="T12">stop_me_capt(turn)</text:span></text:p>
          <text:p text:style-name="P27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4" xml:id="id78" draw:id="id78" draw:layer="layout" svg:width="4.763cm" svg:height="0.953cm" svg:x="5.762cm" svg:y="10.207cm">
          <text:p>InhibitorNone</text:p>
          <draw:enhanced-geometry svg:viewBox="0 0 21600 21600" draw:type="rectangle" draw:enhanced-path="M 0 0 L 21600 0 21600 21600 0 21600 0 0 Z N"/>
        </draw:custom-shape>
        <draw:custom-shape draw:style-name="gr114" xml:id="id81" draw:id="id81" draw:layer="layout" svg:width="4.763cm" svg:height="0.953cm" svg:x="5.762cm" svg:y="14.652cm">
          <text:p>InhibitorBoth</text:p>
          <draw:enhanced-geometry svg:viewBox="0 0 21600 21600" draw:type="rectangle" draw:enhanced-path="M 0 0 L 21600 0 21600 21600 0 21600 0 0 Z N"/>
        </draw:custom-shape>
        <draw:custom-shape draw:style-name="gr114" xml:id="id80" draw:id="id80" draw:layer="layout" svg:width="4.763cm" svg:height="0.953cm" svg:x="5.762cm" svg:y="13.17cm">
          <text:p>InhibitorChildrenOnly</text:p>
          <draw:enhanced-geometry svg:viewBox="0 0 21600 21600" draw:type="rectangle" draw:enhanced-path="M 0 0 L 21600 0 21600 21600 0 21600 0 0 Z N"/>
        </draw:custom-shape>
        <draw:custom-shape draw:style-name="gr114" xml:id="id79" draw:id="id79" draw:layer="layout" svg:width="4.763cm" svg:height="0.953cm" svg:x="5.762cm" svg:y="11.689cm">
          <text:p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5" draw:layer="layout" svg:width="4.445cm" svg:height="0.953cm" svg:x="14.795cm" svg:y="4.472cm">
          <text:p>MoveTpl</text:p>
          <draw:enhanced-geometry svg:viewBox="0 0 21600 21600" draw:type="rectangle" draw:enhanced-path="M 0 0 L 21600 0 21600 21600 0 21600 0 0 Z N"/>
        </draw:custom-shape>
        <draw:frame draw:style-name="gr59" draw:text-style-name="P12" draw:layer="layout" svg:width="4.127cm" svg:height="3.283cm" svg:x="20.05cm" svg:y="11.29cm">
          <draw:text-box>
            <text:p><text:span text:style-name="T7">MoveData is used to communicate information about each move between the deco chains and individual decorators.</text:span></text:p>
            <text:p><text:span text:style-name="T7"/></text:p>
            <text:p><text:span text:style-name="T7">See class comment for where each field is set and/or updated.</text:span></text:p>
            <text:p><text:span text:style-name="T7"/></text:p>
          </draw:text-box>
        </draw:frame>
        <draw:custom-shape draw:style-name="gr116" draw:text-style-name="P28" draw:layer="layout" svg:width="4.62cm" svg:height="4.583cm" svg:x="14.795cm" svg:y="12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player</text:span></text:p>
          <text:p text:style-name="P27"><text:span text:style-name="T12">board</text:span></text:p>
          <text:p text:style-name="P27"><text:span text:style-name="T12">move</text:span></text:p>
          <text:p text:style-name="P27"><text:span text:style-name="T12">sirect</text:span></text:p>
          <text:p text:style-name="P27"><text:span text:style-name="T12">seeds</text:span></text:p>
          <text:p text:style-name="P27"><text:span text:style-name="T12">cont_sow_loc</text:span></text:p>
          <text:p text:style-name="P27"><text:span text:style-name="T12">lap_nbr</text:span></text:p>
          <text:p text:style-name="P27"><text:span text:style-name="T12">capt_loc</text:span></text:p>
          <text:p text:style-name="P27"><text:span text:style-name="T12">capt_changed</text:span></text:p>
          <text:p text:style-name="P27"><text:span text:style-name="T12">captured</text:span></text:p>
          <text:p text:style-name="P27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17" draw:text-style-name="P28" draw:layer="layout" svg:width="4.62cm" svg:height="0.734cm" svg:x="14.795cm" svg:y="11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18" draw:text-style-name="P12" draw:layer="layout" svg:width="6.033cm" svg:height="5.191cm" svg:x="20.05cm" svg:y="4.41cm">
          <draw:text-box>
            <text:p><text:span text:style-name="T7">Moves are one of (based on game parameters):</text:span></text:p>
            <text:p><text:span text:style-name="T7"/></text:p>
            <text:p><text:span text:style-name="T7">1. position</text:span></text:p>
            <text:p><text:span text:style-name="T7">2. (position, direction)</text:span></text:p>
            <text:p><text:span text:style-name="T7">3. (row, position, direction)</text:span></text:p>
            <text:p><text:span text:style-name="T7"/></text:p>
            <text:p><text:span text:style-name="T7">MoveTpl prints the moves nicely.</text:span></text:p>
            <text:p><text:span text:style-name="T7"/></text:p>
            <text:p><text:span text:style-name="T7">Row is in terms of the UI, that is Top/True is 0 and Bottom/False is 1. This is the “not” of the game.turn.</text:span></text:p>
            <text:p><text:span text:style-name="T7"/></text:p>
            <text:p><text:span text:style-name="T7">Moves are created when initializing the HoleButtons for the human players and</text:span></text:p>
            <text:p><text:span text:style-name="T7">via the get_moves deco chain for the AI player.</text:span></text:p>
          </draw:text-box>
        </draw:frame>
        <draw:frame draw:style-name="gr119" draw:text-style-name="P36" draw:layer="layout" svg:width="3.492cm" svg:height="2.01cm" svg:x="2.905cm" svg:y="16.77cm">
          <draw:text-box>
            <text:p><text:span text:style-name="T7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8.147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3">Game Op/Step</text:span></text:p>
              </table:table-cell>
              <table:table-cell>
                <text:p><text:span text:style-name="T13">Primary Decorator</text:span></text:p>
              </table:table-cell>
              <table:table-cell>
                <text:p><text:span text:style-name="T13">Other Classes &amp; Decorators Used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2" table:default-cell-style-name="gray1">
              <table:table-cell>
                <text:p><text:span text:style-name="T13">New Game</text:span></text:p>
              </table:table-cell>
              <table:table-cell>
                <text:p><text:span text:style-name="T13">new_game</text:span></text:p>
              </table:table-cell>
              <table:table-cell>
                <text:p><text:span text:style-name="T13">StartPattern, inhibitor</text:span></text:p>
              </table:table-cell>
              <table:table-cell>
                <text:p><text:span text:style-name="T13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13">Determine Drawable Holes</text:span></text:p>
              </table:table-cell>
              <table:table-cell>
                <text:p><text:span text:style-name="T13">allow</text:span></text:p>
              </table:table-cell>
              <table:table-cell/>
              <table:table-cell>
                <text:p><text:span text:style-name="T13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13">Collect Moves</text:span></text:p>
              </table:table-cell>
              <table:table-cell>
                <text:p><text:span text:style-name="T13">get_moves</text:span></text:p>
              </table:table-cell>
              <table:table-cell/>
              <table:table-cell>
                <text:p><text:span text:style-name="T13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13">Draw seeds to start a move</text:span></text:p>
              </table:table-cell>
              <table:table-cell>
                <text:p><text:span text:style-name="T13">drawer</text:span></text:p>
              </table:table-cell>
              <table:table-cell/>
              <table:table-cell>
                <text:p><text:span text:style-name="T13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13">Determine sow direction</text:span></text:p>
              </table:table-cell>
              <table:table-cell>
                <text:p><text:span text:style-name="T13">get_direction</text:span></text:p>
              </table:table-cell>
              <table:table-cell/>
              <table:table-cell>
                <text:p><text:span text:style-name="T13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13">Sow</text:span></text:p>
              </table:table-cell>
              <table:table-cell>
                <text:p><text:span text:style-name="T13">sower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13">Capture seeds</text:span></text:p>
              </table:table-cell>
              <table:table-cell>
                <text:p><text:span text:style-name="T13">capturer &amp; capt_ok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Perform any captures.</text:span></text:p>
              </table:table-cell>
            </table:table-row>
            <table:table-row table:style-name="ro7" table:default-cell-style-name="gray1">
              <table:table-cell>
                <text:p><text:span text:style-name="T13">Evaluate end of game</text:span></text:p>
              </table:table-cell>
              <table:table-cell>
                <text:p><text:span text:style-name="T13">ender</text:span></text:p>
              </table:table-cell>
              <table:table-cell/>
              <table:table-cell>
                <text:p><text:span text:style-name="T13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13">Logging</text:span></text:p>
              </table:table-cell>
              <table:table-cell>
                <text:p><text:span text:style-name="T13">get_string</text:span></text:p>
              </table:table-cell>
              <table:table-cell/>
              <table:table-cell>
                <text:p><text:span text:style-name="T13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13">Force end of game</text:span></text:p>
              </table:table-cell>
              <table:table-cell>
                <text:p><text:span text:style-name="T13">quitter</text:span></text:p>
              </table:table-cell>
              <table:table-cell/>
              <table:table-cell>
                <text:p><text:span text:style-name="T13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1" draw:text-style-name="P37" draw:layer="layout" svg:width="3.493cm" svg:height="3.255cm" svg:x="7.032cm" svg:y="12.83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4" draw:layer="layout" svg:x1="25.057cm" svg:y1="8.084cm" svg:x2="24.288cm" svg:y2="9.89cm" draw:start-shape="id82" draw:start-glue-point="7" draw:end-shape="id83" draw:end-glue-point="0" svg:d="M25057 8084v903h-769v903" svg:viewBox="0 0 770 1807">
          <text:p/>
        </draw:connector>
        <draw:custom-shape draw:style-name="gr122" draw:text-style-name="P13" xml:id="id82" draw:id="id82" draw:layer="layout" svg:width="4.747cm" svg:height="0.734cm" svg:x="21.2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2" draw:text-style-name="P13" xml:id="id87" draw:id="id87" draw:layer="layout" svg:width="4.203cm" svg:height="0.734cm" svg:x="1.5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2" draw:text-style-name="P13" xml:id="id88" draw:id="id88" draw:layer="layout" svg:width="4.204cm" svg:height="0.734cm" svg:x="6.5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3" draw:text-style-name="P28" draw:layer="layout" svg:width="7.478cm" svg:height="0.774cm" svg:x="13.524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4" draw:text-style-name="P28" xml:id="id84" draw:id="id84" draw:layer="layout" svg:width="4.332cm" svg:height="0.734cm" svg:x="15.09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5" draw:text-style-name="P28" xml:id="id85" draw:id="id85" draw:layer="layout" svg:width="7.478cm" svg:height="0.734cm" svg:x="13.524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7.263cm" svg:y1="13.799cm" svg:x2="17.263cm" svg:y2="14.753cm" draw:start-shape="id84" draw:start-glue-point="2" draw:end-shape="id85" draw:end-glue-point="0" svg:d="M17263 13799v954" svg:viewBox="0 0 1 955">
          <text:p/>
        </draw:connector>
        <draw:connector draw:style-name="gr126" draw:text-style-name="P4" draw:layer="layout" svg:x1="13.623cm" svg:y1="5.029cm" svg:x2="23.633cm" svg:y2="7.35cm" draw:start-shape="id86" draw:start-glue-point="8" draw:end-shape="id82" draw:end-glue-point="0" svg:d="M13623 5029v1153h10010v1168" svg:viewBox="0 0 10011 2322">
          <text:p/>
        </draw:connector>
        <draw:connector draw:style-name="gr126" draw:text-style-name="P4" draw:layer="layout" svg:x1="13.623cm" svg:y1="5.029cm" svg:x2="3.671cm" svg:y2="7.35cm" draw:start-shape="id86" draw:start-glue-point="8" draw:end-shape="id87" draw:end-glue-point="0" svg:d="M13623 5029v1153h-9952v1168" svg:viewBox="0 0 9953 2322">
          <text:p/>
        </draw:connector>
        <draw:connector draw:style-name="gr126" draw:text-style-name="P4" draw:layer="layout" svg:x1="13.623cm" svg:y1="5.029cm" svg:x2="8.662cm" svg:y2="7.35cm" draw:start-shape="id86" draw:start-glue-point="8" draw:end-shape="id88" draw:end-glue-point="0" svg:d="M13623 5029v1153h-4961v1168" svg:viewBox="0 0 4962 2322">
          <text:p/>
        </draw:connector>
        <draw:custom-shape draw:style-name="gr122" draw:text-style-name="P13" xml:id="id89" draw:id="id89" draw:layer="layout" svg:width="4.201cm" svg:height="0.734cm" svg:x="11.5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6" draw:text-style-name="P4" draw:layer="layout" svg:x1="13.623cm" svg:y1="5.029cm" svg:x2="13.652cm" svg:y2="7.35cm" draw:start-shape="id86" draw:start-glue-point="8" draw:end-shape="id89" draw:end-glue-point="0" svg:d="M13623 5029v1153h29v1168" svg:viewBox="0 0 30 2322">
          <text:p/>
        </draw:connector>
        <draw:custom-shape draw:style-name="gr127" draw:text-style-name="P4" xml:id="id86" draw:id="id86" draw:layer="layout" svg:width="0.317cm" svg:height="0.318cm" svg:x="13.464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28" draw:text-style-name="P38" xml:id="id90" draw:id="id90" draw:layer="layout" svg:width="4.204cm" svg:height="0.734cm" svg:x="11.5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23.633cm" svg:y1="8.084cm" svg:x2="13.622cm" svg:y2="9.791cm" draw:start-shape="id82" draw:start-glue-point="2" draw:end-shape="id90" draw:end-glue-point="0" svg:d="M23633 8084v854h-10011v853" svg:viewBox="0 0 10012 1708">
          <text:p/>
        </draw:connector>
        <draw:connector draw:style-name="gr129" draw:text-style-name="P4" draw:layer="layout" svg:x1="3.671cm" svg:y1="8.084cm" svg:x2="13.622cm" svg:y2="9.791cm" draw:start-shape="id87" draw:start-glue-point="2" draw:end-shape="id90" draw:end-glue-point="0" svg:d="M3671 8084v854h9951v853" svg:viewBox="0 0 9952 1708">
          <text:p/>
        </draw:connector>
        <draw:connector draw:style-name="gr129" draw:text-style-name="P4" draw:layer="layout" svg:x1="8.662cm" svg:y1="8.084cm" svg:x2="13.622cm" svg:y2="9.791cm" draw:start-shape="id88" draw:start-glue-point="2" draw:end-shape="id90" draw:end-glue-point="0" svg:d="M8662 8084v854h4960v853" svg:viewBox="0 0 4961 1708">
          <text:p/>
        </draw:connector>
        <draw:connector draw:style-name="gr129" draw:text-style-name="P4" draw:layer="layout" svg:x1="13.652cm" svg:y1="8.084cm" svg:x2="13.622cm" svg:y2="9.791cm" draw:start-shape="id89" draw:start-glue-point="2" draw:end-shape="id90" draw:end-glue-point="0" svg:d="M13652 8084v854h-30v853" svg:viewBox="0 0 31 1708">
          <text:p/>
        </draw:connector>
        <draw:frame draw:style-name="gr130" draw:text-style-name="P22" draw:layer="layout" svg:width="4.127cm" svg:height="4.043cm" svg:x="2.27cm" svg:y="12.83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1" draw:text-style-name="P28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ize_ok(holes)</text:span></text:p>
          <text:p text:style-name="P27"><text:span text:style-name="T12">nbr_seeds(holes, nbr_start)</text:span></text:p>
          <text:p text:style-name="P27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2" draw:text-style-name="P28" xml:id="id83" draw:id="id83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13" xml:id="id91" draw:id="id91" draw:layer="layout" svg:width="4.201cm" svg:height="0.734cm" svg:x="16.54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23cm" svg:y1="5.029cm" svg:x2="18.643cm" svg:y2="7.35cm" draw:start-shape="id86" draw:start-glue-point="8" draw:end-shape="id91" draw:end-glue-point="0" svg:d="M13623 5029v1153h5020v1168" svg:viewBox="0 0 5021 2322">
          <text:p/>
        </draw:connector>
        <draw:connector draw:style-name="gr129" draw:text-style-name="P4" draw:layer="layout" svg:x1="18.643cm" svg:y1="8.084cm" svg:x2="13.622cm" svg:y2="9.791cm" draw:start-shape="id91" draw:start-glue-point="2" draw:end-shape="id90" draw:end-glue-point="0" svg:d="M18643 8084v854h-5021v853" svg:viewBox="0 0 5022 1708">
          <text:p/>
        </draw:connector>
      </draw:page>
      <draw:page draw:name="page11" draw:style-name="dp1" draw:master-page-name="Default">
        <draw:custom-shape draw:style-name="gr134" draw:text-style-name="P39" xml:id="id97" draw:id="id97" draw:layer="layout" svg:width="2.54cm" svg:height="1.505cm" svg:x="17.212cm" svg:y="10.025cm">
          <text:p text:style-name="P3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30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5" draw:text-style-name="P37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6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29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7" draw:text-style-name="P28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38" draw:text-style-name="P28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28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6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6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0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27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41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2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2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2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3" draw:text-style-name="P41" xml:id="id102" draw:id="id102" draw:layer="layout" svg:width="13.018cm" svg:height="15.875cm" svg:x="3.857cm" svg:y="3.222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42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2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7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2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2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2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2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2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2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2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2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2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2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2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8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2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2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2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2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2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2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2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49" draw:text-style-name="P37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0" draw:text-style-name="P28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1" draw:text-style-name="P28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2" draw:text-style-name="P28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6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6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6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6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27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2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30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2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29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49" draw:text-style-name="P37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3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4" draw:text-style-name="P28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5" draw:text-style-name="P28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28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6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6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3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27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2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29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157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2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29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29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7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8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8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8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27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29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29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frame draw:style-name="gr83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5" draw:text-style-name="P38" xml:id="id144" draw:id="id144" draw:layer="layout" svg:width="4.127cm" svg:height="0.734cm" svg:x="12.569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7" draw:id="id137" draw:layer="layout" svg:width="4.168cm" svg:height="0.734cm" svg:x="12.548cm" svg:y="14.4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3" draw:id="id143" draw:layer="layout" svg:width="4.332cm" svg:height="0.734cm" svg:x="3.648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6" draw:text-style-name="P19" xml:id="id138" draw:id="id138" draw:layer="layout" svg:width="4.332cm" svg:height="0.734cm" svg:x="6.82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136" draw:text-style-name="P19" xml:id="id139" draw:id="id139" draw:layer="layout" svg:width="4.332cm" svg:height="0.734cm" svg:x="11.795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126" draw:text-style-name="P4" draw:layer="layout" svg:x1="14.632cm" svg:y1="15.136cm" svg:x2="8.994cm" svg:y2="16.973cm" draw:start-shape="id137" draw:start-glue-point="2" draw:end-shape="id138" draw:end-glue-point="0" svg:d="M14632 15136v919h-5638v918" svg:viewBox="0 0 5639 1838">
          <text:p/>
        </draw:connector>
        <draw:connector draw:style-name="gr126" draw:text-style-name="P4" draw:layer="layout" svg:x1="14.632cm" svg:y1="15.136cm" svg:x2="13.961cm" svg:y2="16.973cm" draw:start-shape="id137" draw:start-glue-point="2" draw:end-shape="id139" draw:end-glue-point="0" svg:d="M14632 15136v919h-671v918" svg:viewBox="0 0 672 1838">
          <text:p/>
        </draw:connector>
        <draw:custom-shape draw:style-name="gr136" draw:text-style-name="P19" xml:id="id140" draw:id="id140" draw:layer="layout" svg:width="4.332cm" svg:height="0.734cm" svg:x="16.55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6" draw:text-style-name="P19" xml:id="id141" draw:id="id141" draw:layer="layout" svg:width="4.332cm" svg:height="0.734cm" svg:x="21.433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5" draw:id="id145" draw:layer="layout" svg:width="4.332cm" svg:height="0.734cm" svg:x="13.978cm" svg:y="19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4.127cm" svg:height="0.733cm" svg:x="12.569cm" svg:y="11.2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4.632cm" svg:y1="15.136cm" svg:x2="18.724cm" svg:y2="16.973cm" draw:start-shape="id137" draw:start-glue-point="2" draw:end-shape="id140" draw:end-glue-point="0" svg:d="M14632 15136v919h4092v918" svg:viewBox="0 0 4093 1838">
          <text:p/>
        </draw:connector>
        <draw:connector draw:style-name="gr129" draw:text-style-name="P4" draw:layer="layout" svg:x1="14.632cm" svg:y1="15.136cm" svg:x2="23.599cm" svg:y2="16.973cm" draw:start-shape="id137" draw:start-glue-point="2" draw:end-shape="id141" draw:end-glue-point="0" svg:d="M14632 15136v919h8967v918" svg:viewBox="0 0 8968 1838">
          <text:p/>
        </draw:connector>
        <draw:custom-shape draw:style-name="gr127" draw:text-style-name="P4" xml:id="id142" draw:id="id142" draw:layer="layout" svg:width="0.317cm" svg:height="0.318cm" svg:x="10.37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0.532cm" svg:y1="6.421cm" svg:x2="5.814cm" svg:y2="8.008cm" draw:start-shape="id142" draw:start-glue-point="8" draw:end-shape="id143" draw:end-glue-point="0" svg:d="M10532 6421v786h-4718v801" svg:viewBox="0 0 4719 1588">
          <text:p/>
        </draw:connector>
        <draw:connector draw:style-name="gr129" draw:text-style-name="P4" draw:layer="layout" svg:x1="10.532cm" svg:y1="6.421cm" svg:x2="14.632cm" svg:y2="8.008cm" draw:start-shape="id142" draw:start-glue-point="8" draw:end-shape="id144" draw:end-glue-point="0" svg:d="M10532 6421v786h4100v801" svg:viewBox="0 0 4101 1588">
          <text:p/>
        </draw:connector>
        <draw:connector draw:style-name="gr129" draw:text-style-name="P4" draw:layer="layout" svg:x1="8.994cm" svg:y1="17.707cm" svg:x2="16.144cm" svg:y2="19.816cm" draw:start-shape="id138" draw:start-glue-point="2" draw:end-shape="id145" draw:end-glue-point="0" svg:d="M8994 17707v1055h7150v1054" svg:viewBox="0 0 7151 2110">
          <text:p/>
        </draw:connector>
        <draw:connector draw:style-name="gr129" draw:text-style-name="P4" draw:layer="layout" svg:x1="13.961cm" svg:y1="17.707cm" svg:x2="16.144cm" svg:y2="19.816cm" draw:start-shape="id139" draw:start-glue-point="2" draw:end-shape="id145" draw:end-glue-point="0" svg:d="M13961 17707v1055h2183v1054" svg:viewBox="0 0 2184 2110">
          <text:p/>
        </draw:connector>
        <draw:connector draw:style-name="gr129" draw:text-style-name="P4" draw:layer="layout" svg:x1="18.724cm" svg:y1="17.707cm" svg:x2="16.144cm" svg:y2="19.816cm" draw:start-shape="id140" draw:start-glue-point="2" draw:end-shape="id145" draw:end-glue-point="0" svg:d="M18724 17707v1055h-2580v1054" svg:viewBox="0 0 2581 2110">
          <text:p/>
        </draw:connector>
        <draw:connector draw:style-name="gr129" draw:text-style-name="P4" draw:layer="layout" svg:x1="23.599cm" svg:y1="17.707cm" svg:x2="16.144cm" svg:y2="19.816cm" draw:start-shape="id141" draw:start-glue-point="2" draw:end-shape="id145" draw:end-glue-point="0" svg:d="M23599 17707v1055h-7455v1054" svg:viewBox="0 0 7456 2110">
          <text:p/>
        </draw:connector>
        <draw:custom-shape draw:style-name="gr168" draw:text-style-name="P28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69" draw:text-style-name="P28" xml:id="id146" draw:id="id146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28" xml:id="id147" draw:id="id147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772cm" svg:y1="4.274cm" svg:x2="20.772cm" svg:y2="5.228cm" draw:start-shape="id146" draw:start-glue-point="2" draw:end-shape="id147" draw:end-glue-point="0" svg:d="M20772 4274v954" svg:viewBox="0 0 1 955">
          <text:p/>
        </draw:connector>
        <draw:frame draw:style-name="gr171" draw:text-style-name="P22" draw:layer="layout" svg:width="3.493cm" svg:height="2.54cm" svg:x="2.269cm" svg:y="3.3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2" draw:text-style-name="P37" draw:layer="layout" svg:width="3.232cm" svg:height="2.467cm" svg:x="6.34cm" svg:y="3.3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67" draw:text-style-name="P19" xml:id="id148" draw:id="id148" draw:layer="layout" svg:width="4.127cm" svg:height="0.733cm" svg:x="12.569cm" svg:y="9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50" draw:id="id150" draw:layer="layout" svg:width="4.168cm" svg:height="0.734cm" svg:x="12.548cm" svg:y="12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8" draw:text-style-name="P9" draw:layer="layout" svg:x1="14.632cm" svg:y1="8.742cm" svg:x2="14.632cm" svg:y2="9.608cm" draw:start-shape="id144" draw:start-glue-point="2" draw:end-shape="id148" draw:end-glue-point="0" svg:d="M14632 8742v866" svg:viewBox="0 0 1 867">
          <text:p/>
        </draw:connector>
        <draw:connector draw:style-name="gr148" draw:text-style-name="P9" draw:layer="layout" svg:x1="14.632cm" svg:y1="10.341cm" svg:x2="14.632cm" svg:y2="11.206cm" draw:start-shape="id148" draw:start-glue-point="2" draw:end-shape="id149" draw:end-glue-point="0" svg:d="M14632 10341v865" svg:viewBox="0 0 1 866">
          <text:p/>
        </draw:connector>
        <draw:connector draw:style-name="gr148" draw:text-style-name="P9" draw:layer="layout" svg:x1="14.632cm" svg:y1="11.939cm" svg:x2="14.632cm" svg:y2="12.804cm" draw:start-shape="id149" draw:start-glue-point="2" draw:end-shape="id150" draw:end-glue-point="0" svg:d="M14632 11939v865" svg:viewBox="0 0 1 866">
          <text:p/>
        </draw:connector>
        <draw:connector draw:style-name="gr148" draw:text-style-name="P9" draw:layer="layout" svg:x1="14.632cm" svg:y1="13.538cm" svg:x2="14.632cm" svg:y2="14.402cm" draw:start-shape="id150" draw:start-glue-point="2" draw:end-shape="id137" draw:end-glue-point="0" svg:d="M14632 13538v864" svg:viewBox="0 0 1 865">
          <text:p/>
        </draw:connector>
      </draw:page>
      <draw:page draw:name="page17" draw:style-name="dp1" draw:master-page-name="Default">
        <draw:frame draw:style-name="gr149" draw:text-style-name="P37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3" draw:id="id163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2" draw:id="id162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3" draw:text-style-name="P28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28" xml:id="id151" draw:id="id15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28" xml:id="id152" draw:id="id15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1" draw:start-glue-point="2" draw:end-shape="id152" draw:end-glue-point="0" svg:d="M20438 15069v954" svg:viewBox="0 0 1 955">
          <text:p/>
        </draw:connector>
        <draw:custom-shape draw:style-name="gr24" draw:text-style-name="P13" xml:id="id154" draw:id="id154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27" draw:text-style-name="P4" xml:id="id153" draw:id="id153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2" draw:text-style-name="P13" xml:id="id157" draw:id="id157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7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58" draw:id="id158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5" draw:id="id155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56" draw:id="id156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9" draw:id="id159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160" draw:id="id160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358cm" svg:y1="3.675cm" svg:x2="13.357cm" svg:y2="5.499cm" draw:start-shape="id153" draw:start-glue-point="8" draw:end-shape="id154" svg:d="M13358 3675v904h-1v920" svg:viewBox="0 0 2 1825">
          <text:p/>
        </draw:connector>
        <draw:connector draw:style-name="gr129" draw:text-style-name="P4" draw:layer="layout" svg:x1="13.358cm" svg:y1="3.675cm" svg:x2="17.904cm" svg:y2="5.499cm" draw:start-shape="id153" draw:start-glue-point="8" draw:end-shape="id155" svg:d="M13358 3675v904h4546v920" svg:viewBox="0 0 4547 1825">
          <text:p/>
        </draw:connector>
        <draw:connector draw:style-name="gr129" draw:text-style-name="P4" draw:layer="layout" svg:x1="13.357cm" svg:y1="6.985cm" svg:x2="13.357cm" svg:y2="8.603cm" draw:start-shape="id156" draw:start-glue-point="2" draw:end-shape="id157" draw:end-glue-point="0" svg:d="M13357 6985v1618" svg:viewBox="0 0 1 1619">
          <text:p/>
        </draw:connector>
        <draw:connector draw:style-name="gr129" draw:text-style-name="P4" draw:layer="layout" svg:x1="13.358cm" svg:y1="3.675cm" svg:x2="8.833cm" svg:y2="5.499cm" draw:start-shape="id153" draw:start-glue-point="8" draw:end-shape="id158" draw:end-glue-point="0" svg:d="M13358 3675v904h-4525v920" svg:viewBox="0 0 4526 1825">
          <text:p/>
        </draw:connector>
        <draw:connector draw:style-name="gr129" draw:text-style-name="P4" draw:layer="layout" svg:x1="8.838cm" svg:y1="6.985cm" svg:x2="13.357cm" svg:y2="8.603cm" draw:start-shape="id159" draw:start-glue-point="2" draw:end-shape="id157" svg:d="M8838 6985v809h4519v809" svg:viewBox="0 0 4520 1619">
          <text:p/>
        </draw:connector>
        <draw:connector draw:style-name="gr129" draw:text-style-name="P4" draw:layer="layout" svg:x1="17.909cm" svg:y1="6.985cm" svg:x2="13.357cm" svg:y2="8.603cm" draw:start-shape="id160" draw:start-glue-point="2" draw:end-shape="id157" draw:end-glue-point="0" svg:d="M17909 6985v809h-4552v809" svg:viewBox="0 0 4553 1619">
          <text:p/>
        </draw:connector>
        <draw:connector draw:style-name="gr129" draw:text-style-name="P4" draw:layer="layout" svg:x1="13.357cm" svg:y1="9.337cm" svg:x2="17.851cm" svg:y2="11.025cm" draw:start-shape="id157" draw:start-glue-point="2" draw:end-shape="id161" draw:end-glue-point="0" svg:d="M13357 9337v844h4494v844" svg:viewBox="0 0 4495 1689">
          <text:p/>
        </draw:connector>
        <draw:connector draw:style-name="gr129" draw:text-style-name="P4" draw:layer="layout" svg:x1="13.357cm" svg:y1="9.337cm" svg:x2="13.357cm" svg:y2="11.025cm" draw:start-shape="id157" draw:end-shape="id162" draw:end-glue-point="0" svg:d="M13357 9337v1688" svg:viewBox="0 0 1 1689">
          <text:p/>
        </draw:connector>
        <draw:connector draw:style-name="gr129" draw:text-style-name="P4" draw:layer="layout" svg:x1="13.357cm" svg:y1="9.337cm" svg:x2="8.857cm" svg:y2="11.025cm" draw:start-shape="id157" draw:start-glue-point="2" draw:end-shape="id163" svg:d="M13357 9337v844h-4500v844" svg:viewBox="0 0 4501 1689">
          <text:p/>
        </draw:connector>
        <draw:frame draw:style-name="gr179" draw:text-style-name="P37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0" draw:text-style-name="P28" xml:id="id170" draw:id="id170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8" xml:id="id164" draw:id="id164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et_single_sower()</text:span></text:p>
          <text:p text:style-name="P27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2" draw:text-style-name="P28" xml:id="id166" draw:id="id166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28" xml:id="id167" draw:id="id167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8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8" xml:id="id168" draw:id="id168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8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8" xml:id="id165" draw:id="id165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28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3" draw:layer="layout" svg:x1="10.278cm" svg:y1="7.053cm" svg:x2="7.438cm" svg:y2="8.602cm" draw:start-shape="id164" draw:start-glue-point="2" draw:end-shape="id165" draw:end-glue-point="0" svg:d="M10278 7053v774h-2840v775" svg:viewBox="0 0 2841 1550">
          <text:p/>
        </draw:connector>
        <draw:connector draw:style-name="gr31" draw:text-style-name="P43" draw:layer="layout" svg:x1="10.278cm" svg:y1="7.053cm" svg:x2="12.782cm" svg:y2="8.602cm" draw:start-shape="id164" draw:start-glue-point="2" draw:end-shape="id166" draw:end-glue-point="0" svg:d="M10278 7053v774h2504v775" svg:viewBox="0 0 2505 1550">
          <text:p/>
        </draw:connector>
        <draw:connector draw:style-name="gr54" draw:text-style-name="P43" draw:layer="layout" svg:x1="14.948cm" svg:y1="8.725cm" svg:x2="17.334cm" svg:y2="10.031cm" draw:start-shape="id166" draw:start-glue-point="9" draw:end-shape="id167" draw:end-glue-point="3" svg:d="M14948 8725h1193v1306h1193" svg:viewBox="0 0 2387 1307">
          <text:p/>
        </draw:connector>
        <draw:connector draw:style-name="gr54" draw:layer="layout" draw:line-skew="-0.536cm" svg:x1="14.948cm" svg:y1="9.213cm" svg:x2="17.334cm" svg:y2="12.123cm" draw:start-shape="id166" draw:start-glue-point="8" draw:end-shape="id168" draw:end-glue-point="3" svg:d="M14948 9213h657v2910h1729" svg:viewBox="0 0 2387 2911">
          <text:p/>
        </draw:connector>
        <draw:frame draw:style-name="gr130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3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89" draw:text-style-name="P37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0" draw:text-style-name="P28" xml:id="id169" draw:id="id169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69" draw:start-glue-point="2" draw:end-shape="id170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69" draw:start-glue-point="2" draw:end-shape="id167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1" draw:text-style-name="P45" xml:id="id177" draw:id="id177" draw:layer="layout" svg:width="17.463cm" svg:height="2.788cm" svg:x="5.079cm" svg:y="10.442cm">
          <text:p text:style-name="P44"><text:span text:style-name="T14">Presow Capture</text:span></text:p>
          <draw:enhanced-geometry svg:viewBox="0 0 21600 21600" draw:type="rectangle" draw:enhanced-path="M 0 0 L 21600 0 21600 21600 0 21600 0 0 Z N"/>
        </draw:custom-shape>
        <draw:custom-shape draw:style-name="gr192" draw:text-style-name="P19" xml:id="id182" draw:id="id18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6" draw:text-style-name="P19" xml:id="id176" draw:id="id17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9" xml:id="id181" draw:id="id18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80" draw:id="id18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79" draw:id="id17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89" draw:id="id18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78" draw:id="id17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2" draw:text-style-name="P13" xml:id="id174" draw:id="id17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2" draw:text-style-name="P13" xml:id="id175" draw:id="id17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27" draw:text-style-name="P4" xml:id="id171" draw:id="id17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3" xml:id="id173" draw:id="id17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2" draw:text-style-name="P13" xml:id="id172" draw:id="id17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855cm" svg:y1="3.48cm" svg:x2="5.453cm" svg:y2="5.851cm" draw:start-shape="id171" draw:start-glue-point="8" draw:end-shape="id172" draw:end-glue-point="0" svg:d="M13855 3480v1178h-8402v1193" svg:viewBox="0 0 8403 2372">
          <text:p/>
        </draw:connector>
        <draw:connector draw:style-name="gr129" draw:text-style-name="P4" draw:layer="layout" svg:x1="13.855cm" svg:y1="3.48cm" svg:x2="11.1cm" svg:y2="5.851cm" draw:start-shape="id171" draw:start-glue-point="8" draw:end-shape="id173" svg:d="M13855 3480v1178h-2755v1193" svg:viewBox="0 0 2756 2372">
          <text:p/>
        </draw:connector>
        <draw:connector draw:style-name="gr129" draw:text-style-name="P4" draw:layer="layout" svg:x1="13.855cm" svg:y1="3.48cm" svg:x2="16.746cm" svg:y2="5.851cm" draw:start-shape="id171" draw:start-glue-point="8" draw:end-shape="id174" draw:end-glue-point="0" svg:d="M13855 3480v1178h2891v1193" svg:viewBox="0 0 2892 2372">
          <text:p/>
        </draw:connector>
        <draw:connector draw:style-name="gr129" draw:text-style-name="P4" draw:layer="layout" svg:x1="13.855cm" svg:y1="3.48cm" svg:x2="22.393cm" svg:y2="5.851cm" draw:start-shape="id171" draw:start-glue-point="8" draw:end-shape="id175" draw:end-glue-point="0" svg:d="M13855 3480v1178h8538v1193" svg:viewBox="0 0 8539 2372">
          <text:p/>
        </draw:connector>
        <draw:connector draw:style-name="gr129" draw:text-style-name="P4" draw:layer="layout" svg:x1="5.453cm" svg:y1="6.585cm" svg:x2="13.878cm" svg:y2="8.726cm" draw:start-shape="id172" draw:start-glue-point="2" draw:end-shape="id176" draw:end-glue-point="0" svg:d="M5453 6585v1071h8425v1070" svg:viewBox="0 0 8426 2142">
          <text:p/>
        </draw:connector>
        <draw:connector draw:style-name="gr129" draw:text-style-name="P4" draw:layer="layout" svg:x1="11.1cm" svg:y1="6.585cm" svg:x2="13.878cm" svg:y2="8.726cm" draw:start-shape="id173" draw:start-glue-point="2" draw:end-shape="id176" draw:end-glue-point="0" svg:d="M11100 6585v1071h2778v1070" svg:viewBox="0 0 2779 2142">
          <text:p/>
        </draw:connector>
        <draw:connector draw:style-name="gr129" draw:text-style-name="P4" draw:layer="layout" svg:x1="16.746cm" svg:y1="6.585cm" svg:x2="13.878cm" svg:y2="8.726cm" draw:start-shape="id174" draw:start-glue-point="2" draw:end-shape="id176" draw:end-glue-point="0" svg:d="M16746 6585v1071h-2868v1070" svg:viewBox="0 0 2869 2142">
          <text:p/>
        </draw:connector>
        <draw:connector draw:style-name="gr129" draw:text-style-name="P4" draw:layer="layout" svg:x1="22.393cm" svg:y1="6.585cm" svg:x2="13.878cm" svg:y2="8.726cm" draw:start-shape="id175" draw:start-glue-point="2" draw:end-shape="id176" draw:end-glue-point="0" svg:d="M22393 6585v1071h-8515v1070" svg:viewBox="0 0 8516 2142">
          <text:p/>
        </draw:connector>
        <draw:connector draw:style-name="gr129" draw:text-style-name="P4" draw:layer="layout" draw:line-skew="-0.005cm" svg:x1="13.81cm" svg:y1="13.23cm" svg:x2="24.801cm" svg:y2="15.466cm" draw:start-shape="id177" draw:start-glue-point="2" draw:end-shape="id178" svg:d="M13810 13230v1105h10991v1131" svg:viewBox="0 0 10992 2237">
          <text:p/>
        </draw:connector>
        <draw:connector draw:style-name="gr129" draw:text-style-name="P4" draw:layer="layout" draw:line-skew="-1.098cm" svg:x1="13.81cm" svg:y1="13.23cm" svg:x2="9.466cm" svg:y2="17.652cm" draw:start-shape="id177" draw:start-glue-point="2" draw:end-shape="id179" draw:end-glue-point="0" svg:d="M13810 13230v1105h-4344v3317" svg:viewBox="0 0 4345 4423">
          <text:p/>
        </draw:connector>
        <draw:connector draw:style-name="gr129" draw:text-style-name="P4" draw:layer="layout" draw:line-skew="-1.098cm" svg:x1="13.81cm" svg:y1="13.23cm" svg:x2="13.206cm" svg:y2="17.652cm" draw:start-shape="id177" draw:start-glue-point="2" draw:end-shape="id180" draw:end-glue-point="0" svg:d="M13810 13230v1105h-604v3317" svg:viewBox="0 0 605 4423">
          <text:p/>
        </draw:connector>
        <draw:connector draw:style-name="gr129" draw:text-style-name="P4" draw:layer="layout" svg:x1="24.801cm" svg:y1="16.2cm" svg:x2="24.784cm" svg:y2="17.653cm" draw:start-shape="id178" draw:start-glue-point="2" draw:end-shape="id181" draw:end-glue-point="0" svg:d="M24801 16200v727h-17v726" svg:viewBox="0 0 18 1454">
          <text:p/>
        </draw:connector>
        <draw:connector draw:style-name="gr129" draw:text-style-name="P4" draw:layer="layout" draw:line-skew="-1.097cm" svg:x1="13.81cm" svg:y1="13.23cm" svg:x2="5.589cm" svg:y2="17.652cm" draw:start-shape="id177" draw:start-glue-point="2" draw:end-shape="id182" draw:end-glue-point="0" svg:d="M13810 13230v1105h-8221v3317" svg:viewBox="0 0 8222 4423">
          <text:p/>
        </draw:connector>
        <draw:connector draw:style-name="gr129" draw:text-style-name="P4" draw:layer="layout" draw:line-skew="-0.142cm" svg:x1="13.81cm" svg:y1="13.23cm" svg:x2="3.046cm" svg:y2="15.741cm" draw:start-shape="id177" draw:start-glue-point="2" draw:end-shape="id183" draw:end-glue-point="0" svg:d="M13810 13230v1105h-10764v1406" svg:viewBox="0 0 10765 2512">
          <text:p/>
        </draw:connector>
        <draw:custom-shape draw:style-name="gr198" draw:text-style-name="P19" xml:id="id184" draw:id="id18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draw:line-skew="-1.098cm" svg:x1="13.81cm" svg:y1="13.23cm" svg:x2="16.758cm" svg:y2="17.652cm" draw:start-shape="id177" draw:start-glue-point="2" draw:end-shape="id184" draw:end-glue-point="0" svg:d="M13810 13230v1105h2948v3317" svg:viewBox="0 0 2949 4423">
          <text:p/>
        </draw:connector>
        <draw:custom-shape draw:style-name="gr136" draw:text-style-name="P13" xml:id="id187" draw:id="id18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6" draw:text-style-name="P13" xml:id="id185" draw:id="id18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6" draw:text-style-name="P13" xml:id="id186" draw:id="id18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88" draw:id="id18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9" draw:layer="layout" draw:line-skew="0.609cm" svg:x1="13.878cm" svg:y1="9.46cm" svg:x2="14.163cm" svg:y2="11.812cm" draw:start-shape="id176" draw:start-glue-point="2" draw:end-shape="id185" draw:end-glue-point="0" svg:d="M13878 9460v1785h285v567" svg:viewBox="0 0 286 2353">
          <text:p/>
        </draw:connector>
        <draw:connector draw:style-name="gr148" draw:text-style-name="P9" draw:layer="layout" draw:line-skew="0.609cm" svg:x1="13.878cm" svg:y1="9.46cm" svg:x2="8.516cm" svg:y2="11.812cm" draw:start-shape="id176" draw:start-glue-point="2" draw:end-shape="id186" draw:end-glue-point="0" svg:d="M13878 9460v1785h-5362v567" svg:viewBox="0 0 5363 2353">
          <text:p/>
        </draw:connector>
        <draw:connector draw:style-name="gr148" draw:text-style-name="P9" draw:layer="layout" draw:line-skew="0.609cm" svg:x1="13.878cm" svg:y1="9.46cm" svg:x2="19.809cm" svg:y2="11.812cm" draw:start-shape="id176" draw:start-glue-point="2" draw:end-shape="id187" draw:end-glue-point="0" svg:d="M13878 9460v1785h5931v567" svg:viewBox="0 0 5932 2353">
          <text:p/>
        </draw:connector>
        <draw:connector draw:style-name="gr148" draw:text-style-name="P9" draw:layer="layout" draw:line-skew="-1.095cm" svg:x1="13.81cm" svg:y1="13.23cm" svg:x2="20.425cm" svg:y2="17.646cm" draw:start-shape="id177" draw:start-glue-point="2" draw:end-shape="id188" draw:end-glue-point="0" svg:d="M13810 13230v1105h6615v3311" svg:viewBox="0 0 6616 4417">
          <text:p/>
        </draw:connector>
        <draw:custom-shape draw:style-name="gr197" draw:text-style-name="P19" xml:id="id183" draw:id="id18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8" draw:text-style-name="P9" draw:layer="layout" svg:x1="3.046cm" svg:y1="16.475cm" svg:x2="2.117cm" svg:y2="17.652cm" draw:start-shape="id183" draw:start-glue-point="2" draw:end-shape="id189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2" draw:text-style-name="P13" xml:id="id205" draw:id="id205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2" draw:text-style-name="P13" xml:id="id190" draw:id="id190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3" xml:id="id191" draw:id="id191" draw:layer="layout" svg:width="4.332cm" svg:height="0.734cm" svg:x="7.602cm" svg:y="5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3" xml:id="id192" draw:id="id192" draw:layer="layout" svg:width="4.332cm" svg:height="0.734cm" svg:x="12.202cm" svg:y="8.3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6" xml:id="id193" draw:id="id193" draw:layer="layout" svg:width="4.332cm" svg:height="0.734cm" svg:x="2cm" svg:y="8.2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1" draw:text-style-name="P42" xml:id="id199" draw:id="id199" draw:layer="layout" svg:width="4.332cm" svg:height="0.734cm" svg:x="16.875cm" svg:y="12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0" draw:id="id200" draw:layer="layout" svg:width="4.332cm" svg:height="0.734cm" svg:x="7.389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1" draw:id="id201" draw:layer="layout" svg:width="4.332cm" svg:height="0.734cm" svg:x="12.265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332cm" svg:height="0.734cm" svg:x="17.345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2" draw:layer="layout" svg:x1="9.768cm" svg:y1="4.967cm" svg:x2="9.768cm" svg:y2="5.937cm" draw:start-shape="id190" draw:start-glue-point="2" draw:end-shape="id191" draw:end-glue-point="0" svg:d="M9768 4967v970" svg:viewBox="0 0 1 971">
          <text:p/>
        </draw:connector>
        <draw:connector draw:style-name="gr142" draw:layer="layout" svg:x1="9.768cm" svg:y1="6.671cm" svg:x2="14.368cm" svg:y2="8.304cm" draw:start-shape="id191" draw:start-glue-point="2" draw:end-shape="id192" draw:end-glue-point="0" svg:d="M9768 6671v817h4600v816" svg:viewBox="0 0 4601 1634">
          <text:p/>
        </draw:connector>
        <draw:connector draw:style-name="gr142" draw:layer="layout" svg:x1="9.768cm" svg:y1="6.671cm" svg:x2="4.166cm" svg:y2="8.287cm" draw:start-shape="id191" draw:start-glue-point="2" draw:end-shape="id193" draw:end-glue-point="0" svg:d="M9768 6671v808h-5602v808" svg:viewBox="0 0 5603 1617">
          <text:p/>
        </draw:connector>
        <draw:custom-shape draw:style-name="gr127" draw:text-style-name="P4" xml:id="id194" draw:id="id194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layer="layout" svg:x1="9.767cm" svg:y1="3.41cm" svg:x2="9.768cm" svg:y2="4.233cm" draw:start-shape="id194" draw:start-glue-point="8" draw:end-shape="id190" draw:end-glue-point="0" svg:d="M9767 3410v404h1v419" svg:viewBox="0 0 2 824">
          <text:p/>
        </draw:connector>
        <draw:custom-shape draw:style-name="gr202" draw:text-style-name="P13" xml:id="id197" draw:id="id197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2" draw:text-style-name="P13" xml:id="id196" draw:id="id196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2" draw:text-style-name="P13" xml:id="id198" draw:id="id198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27" draw:text-style-name="P4" xml:id="id195" draw:id="id195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37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4" draw:text-style-name="P37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5" draw:text-style-name="P37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29" draw:text-style-name="P4" draw:layer="layout" svg:x1="7.455cm" svg:y1="18.763cm" svg:x2="7.476cm" svg:y2="19.849cm" draw:start-shape="id195" draw:start-glue-point="8" draw:end-shape="id196" draw:end-glue-point="0" svg:d="M7455 18763v535h21v551" svg:viewBox="0 0 22 1087">
          <text:p/>
        </draw:connector>
        <draw:connector draw:style-name="gr129" draw:text-style-name="P4" draw:layer="layout" svg:x1="7.455cm" svg:y1="18.763cm" svg:x2="3.033cm" svg:y2="19.849cm" draw:start-shape="id195" draw:start-glue-point="8" draw:end-shape="id197" draw:end-glue-point="0" svg:d="M7455 18763v535h-4422v551" svg:viewBox="0 0 4423 1087">
          <text:p/>
        </draw:connector>
        <draw:connector draw:style-name="gr129" draw:text-style-name="P4" draw:layer="layout" svg:x1="7.455cm" svg:y1="18.763cm" svg:x2="12.104cm" svg:y2="19.849cm" draw:start-shape="id195" draw:start-glue-point="8" draw:end-shape="id198" draw:end-glue-point="0" svg:d="M7455 18763v535h4649v551" svg:viewBox="0 0 4650 1087">
          <text:p/>
        </draw:connector>
        <draw:connector draw:style-name="gr129" draw:text-style-name="P4" draw:layer="layout" svg:x1="19.041cm" svg:y1="12.946cm" svg:x2="9.555cm" svg:y2="14.853cm" draw:start-shape="id199" draw:start-glue-point="2" draw:end-shape="id200" draw:end-glue-point="0" svg:d="M19041 12946v954h-9486v953" svg:viewBox="0 0 9487 1908">
          <text:p/>
        </draw:connector>
        <draw:connector draw:style-name="gr129" draw:text-style-name="P4" draw:layer="layout" svg:x1="19.041cm" svg:y1="12.946cm" svg:x2="14.431cm" svg:y2="14.853cm" draw:start-shape="id199" draw:start-glue-point="2" draw:end-shape="id201" draw:end-glue-point="0" svg:d="M19041 12946v954h-4610v953" svg:viewBox="0 0 4611 1908">
          <text:p/>
        </draw:connector>
        <draw:connector draw:style-name="gr129" draw:text-style-name="P4" draw:layer="layout" svg:x1="19.041cm" svg:y1="12.946cm" svg:x2="19.511cm" svg:y2="14.853cm" draw:start-shape="id199" draw:start-glue-point="2" draw:end-shape="id202" draw:end-glue-point="0" svg:d="M19041 12946v954h470v953" svg:viewBox="0 0 471 1908">
          <text:p/>
        </draw:connector>
        <draw:custom-shape draw:style-name="gr206" draw:text-style-name="P42" xml:id="id206" draw:id="id206" draw:layer="layout" svg:width="4.332cm" svg:height="0.734cm" svg:x="6.8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06" draw:text-style-name="P42" xml:id="id204" draw:id="id204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06" draw:text-style-name="P42" xml:id="id203" draw:id="id203" draw:layer="layout" svg:width="4.332cm" svg:height="0.734cm" svg:x="11.9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2" draw:layer="layout" svg:x1="14.368cm" svg:y1="9.038cm" svg:x2="14.084cm" svg:y2="10.126cm" draw:start-shape="id192" draw:start-glue-point="2" draw:end-shape="id203" draw:end-glue-point="0" svg:d="M14368 9038v544h-284v544" svg:viewBox="0 0 285 1089">
          <text:p/>
        </draw:connector>
        <draw:connector draw:style-name="gr142" draw:layer="layout" svg:x1="14.368cm" svg:y1="9.038cm" svg:x2="19.175cm" svg:y2="10.126cm" draw:start-shape="id192" draw:start-glue-point="2" draw:end-shape="id204" draw:end-glue-point="0" svg:d="M14368 9038v544h4807v544" svg:viewBox="0 0 4808 1089">
          <text:p/>
        </draw:connector>
        <draw:connector draw:style-name="gr142" draw:layer="layout" svg:x1="14.368cm" svg:y1="9.038cm" svg:x2="24.265cm" svg:y2="10.126cm" draw:start-shape="id192" draw:start-glue-point="2" draw:end-shape="id205" draw:end-glue-point="0" svg:d="M14368 9038v544h9897v544" svg:viewBox="0 0 9898 1089">
          <text:p/>
        </draw:connector>
        <draw:connector draw:style-name="gr142" draw:layer="layout" svg:x1="14.368cm" svg:y1="9.038cm" svg:x2="8.994cm" svg:y2="10.126cm" draw:start-shape="id192" draw:start-glue-point="2" draw:end-shape="id206" draw:end-glue-point="0" svg:d="M14368 9038v544h-5374v544" svg:viewBox="0 0 5375 1089">
          <text:p/>
        </draw:connector>
        <draw:connector draw:style-name="gr142" draw:layer="layout" draw:line-skew="1.028cm" svg:x1="8.994cm" svg:y1="10.86cm" svg:x2="9.555cm" svg:y2="14.853cm" draw:start-shape="id206" draw:start-glue-point="2" draw:end-shape="id200" draw:end-glue-point="0" svg:d="M8994 10860v3025h561v968" svg:viewBox="0 0 562 3994">
          <text:p/>
        </draw:connector>
        <draw:connector draw:style-name="gr142" draw:layer="layout" draw:line-skew="1.028cm" svg:x1="8.994cm" svg:y1="10.86cm" svg:x2="14.431cm" svg:y2="14.853cm" draw:start-shape="id206" draw:start-glue-point="2" draw:end-shape="id201" draw:end-glue-point="0" svg:d="M8994 10860v3025h5437v968" svg:viewBox="0 0 5438 3994">
          <text:p/>
        </draw:connector>
        <draw:connector draw:style-name="gr142" draw:layer="layout" draw:line-skew="1.028cm" svg:x1="8.994cm" svg:y1="10.86cm" svg:x2="19.511cm" svg:y2="14.853cm" draw:start-shape="id206" draw:start-glue-point="2" draw:end-shape="id202" draw:end-glue-point="0" svg:d="M8994 10860v3025h10517v968" svg:viewBox="0 0 10518 3994">
          <text:p/>
        </draw:connector>
        <draw:connector draw:style-name="gr142" draw:layer="layout" svg:x1="14.084cm" svg:y1="10.86cm" svg:x2="19.041cm" svg:y2="12.212cm" draw:start-shape="id203" draw:start-glue-point="2" draw:end-shape="id199" draw:end-glue-point="0" svg:d="M14084 10860v676h4957v676" svg:viewBox="0 0 4958 1353">
          <text:p/>
        </draw:connector>
        <draw:connector draw:style-name="gr142" draw:layer="layout" svg:x1="19.175cm" svg:y1="10.86cm" svg:x2="19.041cm" svg:y2="12.212cm" draw:start-shape="id204" draw:start-glue-point="2" draw:end-shape="id199" draw:end-glue-point="0" svg:d="M19175 10860v676h-134v676" svg:viewBox="0 0 135 1353">
          <text:p/>
        </draw:connector>
        <draw:connector draw:style-name="gr142" draw:layer="layout" svg:x1="24.265cm" svg:y1="10.859cm" svg:x2="19.041cm" svg:y2="12.212cm" draw:start-shape="id205" draw:start-glue-point="2" draw:end-shape="id199" draw:end-glue-point="0" svg:d="M24265 10859v676h-5224v677" svg:viewBox="0 0 5225 1354">
          <text:p/>
        </draw:connector>
      </draw:page>
      <draw:page draw:name="page21" draw:style-name="dp1" draw:master-page-name="Default">
        <draw:frame draw:style-name="gr130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07" draw:text-style-name="P37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17" draw:id="id217" draw:layer="layout" svg:width="4.445cm" svg:height="0.734cm" svg:x="16.3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16" draw:id="id216" draw:layer="layout" svg:width="4.445cm" svg:height="0.734cm" svg:x="16.3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3" xml:id="id215" draw:id="id215" draw:layer="layout" svg:width="4.445cm" svg:height="0.734cm" svg:x="16.3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4" draw:id="id214" draw:layer="layout" svg:width="4.445cm" svg:height="0.734cm" svg:x="16.3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3" xml:id="id213" draw:id="id213" draw:layer="layout" svg:width="4.445cm" svg:height="0.734cm" svg:x="16.3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212" draw:id="id212" draw:layer="layout" svg:width="4.286cm" svg:height="0.734cm" svg:x="16.4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8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0" draw:text-style-name="P28" xml:id="id207" draw:id="id20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1" draw:text-style-name="P28" xml:id="id208" draw:id="id20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0" draw:id="id210" draw:layer="layout" svg:width="4.445cm" svg:height="0.734cm" svg:x="16.3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1" draw:id="id211" draw:layer="layout" svg:width="4.445cm" svg:height="0.734cm" svg:x="16.3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07" draw:start-glue-point="2" draw:end-shape="id208" draw:end-glue-point="0" svg:d="M7738 6496v1011" svg:viewBox="0 0 1 1012">
          <text:p/>
        </draw:connector>
        <draw:custom-shape draw:style-name="gr127" draw:text-style-name="P4" xml:id="id209" draw:id="id209" draw:layer="layout" svg:width="0.317cm" svg:height="0.318cm" svg:x="18.4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layer="layout" svg:x1="18.622cm" svg:y1="4.81cm" svg:x2="18.621cm" svg:y2="5.779cm" draw:start-shape="id209" draw:start-glue-point="8" draw:end-shape="id210" draw:end-glue-point="0" svg:d="M18622 4810v477h-1v492" svg:viewBox="0 0 2 970">
          <text:p/>
        </draw:connector>
        <draw:connector draw:style-name="gr142" draw:layer="layout" svg:x1="18.621cm" svg:y1="6.513cm" svg:x2="18.621cm" svg:y2="7.273cm" draw:start-shape="id210" draw:start-glue-point="2" draw:end-shape="id211" draw:end-glue-point="0" svg:d="M18621 6513v760" svg:viewBox="0 0 1 761">
          <text:p/>
        </draw:connector>
        <draw:connector draw:style-name="gr142" draw:layer="layout" svg:x1="18.621cm" svg:y1="8.007cm" svg:x2="18.621cm" svg:y2="8.768cm" draw:start-shape="id211" draw:start-glue-point="2" draw:end-shape="id212" draw:end-glue-point="0" svg:d="M18621 8007v761" svg:viewBox="0 0 1 762">
          <text:p/>
        </draw:connector>
        <draw:connector draw:style-name="gr142" draw:layer="layout" svg:x1="18.621cm" svg:y1="9.502cm" svg:x2="18.621cm" svg:y2="10.262cm" draw:start-shape="id212" draw:start-glue-point="2" draw:end-shape="id213" draw:end-glue-point="0" svg:d="M18621 9502v760" svg:viewBox="0 0 1 761">
          <text:p/>
        </draw:connector>
        <draw:connector draw:style-name="gr142" draw:layer="layout" svg:x1="18.621cm" svg:y1="10.996cm" svg:x2="18.621cm" svg:y2="11.757cm" draw:start-shape="id213" draw:start-glue-point="2" draw:end-shape="id214" draw:end-glue-point="0" svg:d="M18621 10996v761" svg:viewBox="0 0 1 762">
          <text:p/>
        </draw:connector>
        <draw:connector draw:style-name="gr142" draw:layer="layout" svg:x1="18.621cm" svg:y1="12.491cm" svg:x2="18.621cm" svg:y2="13.251cm" draw:start-shape="id214" draw:start-glue-point="2" draw:end-shape="id215" draw:end-glue-point="0" svg:d="M18621 12491v760" svg:viewBox="0 0 1 761">
          <text:p/>
        </draw:connector>
        <draw:connector draw:style-name="gr142" draw:layer="layout" svg:x1="18.621cm" svg:y1="13.985cm" svg:x2="18.621cm" svg:y2="14.746cm" draw:start-shape="id215" draw:start-glue-point="2" draw:end-shape="id216" draw:end-glue-point="0" svg:d="M18621 13985v761" svg:viewBox="0 0 1 762">
          <text:p/>
        </draw:connector>
        <draw:connector draw:style-name="gr142" draw:layer="layout" svg:x1="18.621cm" svg:y1="15.48cm" svg:x2="18.621cm" svg:y2="16.24cm" draw:start-shape="id216" draw:start-glue-point="2" draw:end-shape="id217" draw:end-glue-point="0" svg:d="M18621 15480v760" svg:viewBox="0 0 1 761">
          <text:p/>
        </draw:connector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2" draw:text-style-name="P47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3" draw:text-style-name="P47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4" draw:text-style-name="P28" xml:id="id224" draw:id="id224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15" draw:text-style-name="P28" xml:id="id218" draw:id="id218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6" draw:text-style-name="P28" xml:id="id219" draw:id="id219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18" draw:start-glue-point="2" draw:end-shape="id219" draw:end-glue-point="0" svg:d="M7120 4140v954" svg:viewBox="0 0 1 955">
          <text:p/>
        </draw:connector>
        <draw:custom-shape draw:style-name="gr136" draw:text-style-name="P13" xml:id="id220" draw:id="id220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xml:id="id221" draw:id="id221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3" xml:id="id222" draw:id="id222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8.724cm" svg:y1="4.914cm" svg:x2="18.724cm" svg:y2="5.384cm" draw:start-shape="id220" draw:start-glue-point="2" draw:end-shape="id221" draw:end-glue-point="0" svg:d="M18724 4914v470" svg:viewBox="0 0 1 471">
          <text:p/>
        </draw:connector>
        <draw:connector draw:style-name="gr129" draw:text-style-name="P4" draw:layer="layout" svg:x1="18.724cm" svg:y1="6.118cm" svg:x2="18.724cm" svg:y2="6.651cm" draw:start-shape="id221" draw:start-glue-point="2" draw:end-shape="id222" draw:end-glue-point="0" svg:d="M18724 6118v533" svg:viewBox="0 0 1 534">
          <text:p/>
        </draw:connector>
        <draw:custom-shape draw:style-name="gr127" draw:text-style-name="P4" xml:id="id223" draw:id="id223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8.725cm" svg:y1="3.617cm" svg:x2="18.724cm" svg:y2="4.18cm" draw:start-shape="id223" draw:start-glue-point="8" draw:end-shape="id220" draw:end-glue-point="0" svg:d="M18725 3617v274h-1v289" svg:viewBox="0 0 2 564">
          <text:p/>
        </draw:connector>
        <draw:custom-shape draw:style-name="gr39" draw:text-style-name="P13" xml:id="id227" draw:id="id227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8" xml:id="id228" draw:id="id228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8"><text:span text:style-name="T15">Picker</text:span></text:p>
          <text:p text:style-name="P48"><text:span text:style-name="T15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42" xml:id="id231" draw:id="id231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42" xml:id="id230" draw:id="id230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29" draw:id="id229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42" xml:id="id232" draw:id="id232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49" xml:id="id225" draw:id="id225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0" draw:text-style-name="P28" xml:id="id226" draw:id="id226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4" draw:start-glue-point="2" draw:end-shape="id225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4" draw:start-glue-point="2" draw:end-shape="id226" draw:end-glue-point="0" svg:d="M7120 6581v635h2509v635" svg:viewBox="0 0 2510 1271">
          <text:p/>
        </draw:connector>
        <draw:connector draw:style-name="gr142" draw:layer="layout" svg:x1="18.724cm" svg:y1="7.385cm" svg:x2="18.724cm" svg:y2="8.337cm" draw:start-shape="id222" draw:start-glue-point="2" draw:end-shape="id227" draw:end-glue-point="0" svg:d="M18724 7385v952" svg:viewBox="0 0 1 953">
          <text:p/>
        </draw:connector>
        <draw:connector draw:style-name="gr142" draw:layer="layout" svg:x1="18.724cm" svg:y1="9.607cm" svg:x2="18.724cm" svg:y2="10.242cm" draw:start-shape="id227" draw:start-glue-point="2" draw:end-shape="id228" draw:end-glue-point="0" svg:d="M18724 9607v635" svg:viewBox="0 0 1 636">
          <text:p/>
        </draw:connector>
        <draw:connector draw:style-name="gr142" draw:layer="layout" svg:x1="18.724cm" svg:y1="11.512cm" svg:x2="18.724cm" svg:y2="12.147cm" draw:start-shape="id228" draw:start-glue-point="2" draw:end-shape="id229" draw:end-glue-point="0" svg:d="M18724 11512v635" svg:viewBox="0 0 1 636">
          <text:p/>
        </draw:connector>
        <draw:connector draw:style-name="gr142" draw:layer="layout" svg:x1="18.724cm" svg:y1="13.417cm" svg:x2="18.724cm" svg:y2="14.687cm" draw:start-shape="id229" draw:start-glue-point="2" draw:end-shape="id230" draw:end-glue-point="0" svg:d="M18724 13417v1270" svg:viewBox="0 0 1 1271">
          <text:p/>
        </draw:connector>
        <draw:connector draw:style-name="gr142" draw:layer="layout" svg:x1="18.724cm" svg:y1="13.417cm" svg:x2="15.192cm" svg:y2="14.687cm" draw:start-shape="id229" draw:end-shape="id231" draw:end-glue-point="0" svg:d="M18724 13417v635h-3532v635" svg:viewBox="0 0 3533 1271">
          <text:p/>
        </draw:connector>
        <draw:connector draw:style-name="gr142" draw:layer="layout" svg:x1="18.724cm" svg:y1="13.417cm" svg:x2="22.177cm" svg:y2="14.687cm" draw:start-shape="id229" draw:start-glue-point="2" draw:end-shape="id232" draw:end-glue-point="0" svg:d="M18724 13417v635h3453v635" svg:viewBox="0 0 3454 1271">
          <text:p/>
        </draw:connector>
        <draw:frame draw:style-name="gr221" draw:text-style-name="P50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2" draw:text-style-name="P46" xml:id="id233" draw:id="id233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layer="layout" svg:x1="18.724cm" svg:y1="15.957cm" svg:x2="18.724cm" svg:y2="17.194cm" draw:start-shape="id230" draw:start-glue-point="2" draw:end-shape="id233" draw:end-glue-point="0" svg:d="M18724 15957v1237" svg:viewBox="0 0 1 1238">
          <text:p/>
        </draw:connector>
        <draw:connector draw:style-name="gr142" draw:layer="layout" svg:x1="15.192cm" svg:y1="15.957cm" svg:x2="18.724cm" svg:y2="17.194cm" draw:start-shape="id231" draw:start-glue-point="2" draw:end-shape="id233" draw:end-glue-point="0" svg:d="M15192 15957v636h3532v601" svg:viewBox="0 0 3533 1238">
          <text:p/>
        </draw:connector>
        <draw:connector draw:style-name="gr142" draw:layer="layout" svg:x1="22.177cm" svg:y1="15.957cm" svg:x2="18.724cm" svg:y2="17.194cm" draw:start-shape="id232" draw:start-glue-point="2" draw:end-shape="id233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3" draw:text-style-name="P52" xml:id="id244" draw:id="id244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4" draw:text-style-name="P52" xml:id="id238" draw:id="id238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25" draw:text-style-name="P52" xml:id="id248" draw:id="id248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47" draw:id="id247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0" draw:id="id240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39" draw:id="id239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3" draw:id="id243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7" draw:id="id237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4" draw:id="id234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5" draw:id="id235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6" draw:id="id236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4" draw:start-glue-point="2" draw:end-shape="id235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4" draw:start-glue-point="2" draw:end-shape="id236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4" draw:start-glue-point="2" draw:end-shape="id237" draw:end-glue-point="4" svg:d="M20133 4960v585h-12072v587" svg:viewBox="0 0 12073 1173">
          <text:p/>
        </draw:connector>
        <draw:connector draw:style-name="gr148" draw:text-style-name="P9" draw:layer="layout" draw:line-skew="1.153cm" svg:x1="14.156cm" svg:y1="14.97cm" svg:x2="14.152cm" svg:y2="16.558cm" draw:start-shape="id238" draw:start-glue-point="0" draw:end-shape="id239" draw:end-glue-point="0" svg:d="M14156 14970v635h-4v953" svg:viewBox="0 0 5 1589">
          <text:p/>
        </draw:connector>
        <draw:connector draw:style-name="gr148" draw:text-style-name="P9" draw:layer="layout" draw:line-skew="1.153cm" svg:x1="14.156cm" svg:y1="14.97cm" svg:x2="9.445cm" svg:y2="16.558cm" draw:start-shape="id238" draw:start-glue-point="0" draw:end-shape="id240" draw:end-glue-point="0" svg:d="M14156 14970v635h-4711v953" svg:viewBox="0 0 4712 1589">
          <text:p/>
        </draw:connector>
        <draw:connector draw:style-name="gr148" draw:text-style-name="P9" draw:layer="layout" draw:line-skew="1.153cm" svg:x1="14.156cm" svg:y1="14.97cm" svg:x2="4.739cm" svg:y2="16.558cm" draw:start-shape="id238" draw:end-shape="id241" draw:end-glue-point="0" svg:d="M14156 14970v635h-9417v953" svg:viewBox="0 0 9418 1589">
          <text:p/>
        </draw:connector>
        <draw:connector draw:style-name="gr148" draw:text-style-name="P9" draw:layer="layout" draw:line-skew="1.153cm" svg:x1="14.156cm" svg:y1="14.97cm" svg:x2="23.565cm" svg:y2="16.558cm" draw:start-shape="id238" draw:end-shape="id242" draw:end-glue-point="0" svg:d="M14156 14970v635h9409v953" svg:viewBox="0 0 9410 1589">
          <text:p/>
        </draw:connector>
        <draw:connector draw:style-name="gr148" draw:text-style-name="P9" draw:layer="layout" draw:line-skew="-1.153cm" svg:x1="4.739cm" svg:y1="17.292cm" svg:x2="14.156cm" svg:y2="18.78cm" draw:start-shape="id241" draw:start-glue-point="2" draw:end-shape="id238" draw:end-glue-point="2" svg:d="M4739 17292v853h9417v635" svg:viewBox="0 0 9418 1489">
          <text:p/>
        </draw:connector>
        <draw:connector draw:style-name="gr148" draw:text-style-name="P9" draw:layer="layout" draw:line-skew="-1.153cm" svg:x1="9.445cm" svg:y1="17.291cm" svg:x2="14.156cm" svg:y2="18.78cm" draw:start-shape="id240" draw:start-glue-point="2" draw:end-shape="id238" draw:end-glue-point="2" svg:d="M9445 17291v854h4711v635" svg:viewBox="0 0 4712 1490">
          <text:p/>
        </draw:connector>
        <draw:connector draw:style-name="gr148" draw:text-style-name="P9" draw:layer="layout" draw:line-skew="-1.153cm" svg:x1="14.152cm" svg:y1="17.291cm" svg:x2="14.156cm" svg:y2="18.78cm" draw:start-shape="id239" draw:start-glue-point="2" draw:end-shape="id238" draw:end-glue-point="2" svg:d="M14152 17291v854h4v635" svg:viewBox="0 0 5 1490">
          <text:p/>
        </draw:connector>
        <draw:connector draw:style-name="gr148" draw:text-style-name="P9" draw:layer="layout" draw:line-skew="-1.153cm" svg:x1="18.859cm" svg:y1="17.291cm" svg:x2="14.156cm" svg:y2="18.78cm" draw:start-shape="id243" draw:start-glue-point="2" draw:end-shape="id238" draw:end-glue-point="2" svg:d="M18859 17291v854h-4703v635" svg:viewBox="0 0 4704 1490">
          <text:p/>
        </draw:connector>
        <draw:connector draw:style-name="gr148" draw:text-style-name="P9" draw:layer="layout" draw:line-skew="-1.153cm" svg:x1="23.565cm" svg:y1="17.291cm" svg:x2="14.156cm" svg:y2="18.78cm" draw:start-shape="id242" draw:start-glue-point="2" draw:end-shape="id238" draw:end-glue-point="2" svg:d="M23565 17291v854h-9409v635" svg:viewBox="0 0 9410 1490">
          <text:p/>
        </draw:connector>
        <draw:connector draw:style-name="gr148" draw:text-style-name="P9" draw:layer="layout" draw:line-skew="1.153cm" svg:x1="14.156cm" svg:y1="14.97cm" svg:x2="18.859cm" svg:y2="16.558cm" draw:start-shape="id238" draw:start-glue-point="0" draw:end-shape="id243" draw:end-glue-point="0" svg:d="M14156 14970v635h4703v953" svg:viewBox="0 0 4704 1589">
          <text:p/>
        </draw:connector>
        <draw:connector draw:style-name="gr148" draw:text-style-name="P9" draw:layer="layout" draw:line-skew="1.183cm" svg:x1="14.176cm" svg:y1="9.89cm" svg:x2="11.673cm" svg:y2="11.577cm" draw:start-shape="id244" draw:start-glue-point="0" draw:end-shape="id245" draw:end-glue-point="0" svg:d="M14176 9890v665h-2503v1022" svg:viewBox="0 0 2504 1688">
          <text:p/>
        </draw:connector>
        <draw:connector draw:style-name="gr148" draw:text-style-name="P9" draw:layer="layout" draw:line-skew="1.183cm" svg:x1="14.176cm" svg:y1="9.89cm" svg:x2="17.35cm" svg:y2="11.577cm" draw:start-shape="id244" draw:start-glue-point="0" draw:end-shape="id246" draw:end-glue-point="0" svg:d="M14176 9890v665h3174v1022" svg:viewBox="0 0 3175 1688">
          <text:p/>
        </draw:connector>
        <draw:connector draw:style-name="gr148" draw:text-style-name="P9" draw:layer="layout" draw:line-skew="1.183cm" svg:x1="14.176cm" svg:y1="9.89cm" svg:x2="5.952cm" svg:y2="11.577cm" draw:start-shape="id244" draw:start-glue-point="0" draw:end-shape="id247" svg:d="M14176 9890v665h-8224v1022" svg:viewBox="0 0 8225 1688">
          <text:p/>
        </draw:connector>
        <draw:connector draw:style-name="gr148" draw:text-style-name="P9" draw:layer="layout" draw:line-skew="-1.183cm" svg:x1="5.952cm" svg:y1="12.311cm" svg:x2="14.176cm" svg:y2="13.73cm" draw:start-shape="id247" draw:start-glue-point="2" draw:end-shape="id244" draw:end-glue-point="2" svg:d="M5952 12311v754h8224v665" svg:viewBox="0 0 8225 1420">
          <text:p/>
        </draw:connector>
        <draw:connector draw:style-name="gr148" draw:text-style-name="P9" draw:layer="layout" draw:line-skew="-1.183cm" svg:x1="11.673cm" svg:y1="12.31cm" svg:x2="14.176cm" svg:y2="13.73cm" draw:start-shape="id245" draw:start-glue-point="2" draw:end-shape="id244" draw:end-glue-point="2" svg:d="M11673 12310v755h2503v665" svg:viewBox="0 0 2504 1421">
          <text:p/>
        </draw:connector>
        <draw:connector draw:style-name="gr148" draw:text-style-name="P9" draw:layer="layout" draw:line-skew="-1.183cm" svg:x1="17.35cm" svg:y1="12.31cm" svg:x2="14.176cm" svg:y2="13.73cm" draw:start-shape="id246" draw:start-glue-point="2" draw:end-shape="id244" draw:end-glue-point="2" svg:d="M17350 12310v755h-3174v665" svg:viewBox="0 0 3175 1421">
          <text:p/>
        </draw:connector>
        <draw:connector draw:style-name="gr148" draw:text-style-name="P9" draw:layer="layout" draw:line-skew="1.418cm" svg:x1="13.541cm" svg:y1="3.592cm" svg:x2="11.294cm" svg:y2="6.132cm" draw:start-shape="id248" draw:start-glue-point="0" draw:end-shape="id236" draw:end-glue-point="0" svg:d="M13541 3592v900h-2247v1640" svg:viewBox="0 0 2248 2541">
          <text:p/>
        </draw:connector>
        <draw:connector draw:style-name="gr148" draw:text-style-name="P9" draw:layer="layout" draw:line-skew="1.418cm" svg:x1="13.541cm" svg:y1="3.592cm" svg:x2="6.914cm" svg:y2="6.132cm" draw:start-shape="id248" draw:start-glue-point="0" draw:end-shape="id237" draw:end-glue-point="0" svg:d="M13541 3592v900h-6627v1640" svg:viewBox="0 0 6628 2541">
          <text:p/>
        </draw:connector>
        <draw:connector draw:style-name="gr148" draw:text-style-name="P9" draw:layer="layout" draw:line-skew="-1.153cm" svg:x1="6.914cm" svg:y1="6.865cm" svg:x2="13.541cm" svg:y2="8.62cm" draw:start-shape="id237" draw:start-glue-point="2" draw:end-shape="id248" draw:end-glue-point="2" svg:d="M6914 6865v1120h6627v635" svg:viewBox="0 0 6628 1756">
          <text:p/>
        </draw:connector>
        <draw:connector draw:style-name="gr148" draw:text-style-name="P9" draw:layer="layout" draw:line-skew="-1.153cm" svg:x1="11.294cm" svg:y1="6.865cm" svg:x2="13.541cm" svg:y2="8.62cm" draw:start-shape="id236" draw:start-glue-point="2" draw:end-shape="id248" draw:end-glue-point="2" svg:d="M11294 6865v1120h2247v635" svg:viewBox="0 0 2248 1756">
          <text:p/>
        </draw:connector>
        <draw:connector draw:style-name="gr148" draw:text-style-name="P9" draw:layer="layout" draw:line-skew="-1.153cm" svg:x1="15.655cm" svg:y1="6.865cm" svg:x2="13.541cm" svg:y2="8.62cm" draw:start-shape="id235" draw:start-glue-point="2" draw:end-shape="id248" draw:end-glue-point="2" svg:d="M15655 6865v1120h-2114v635" svg:viewBox="0 0 2115 1756">
          <text:p/>
        </draw:connector>
        <draw:connector draw:style-name="gr148" draw:text-style-name="P9" draw:layer="layout" draw:line-skew="1.418cm" svg:x1="13.541cm" svg:y1="3.592cm" svg:x2="15.655cm" svg:y2="6.132cm" draw:start-shape="id248" draw:start-glue-point="0" draw:end-shape="id235" draw:end-glue-point="0" svg:d="M13541 3592v900h2114v1640" svg:viewBox="0 0 2115 2541">
          <text:p/>
        </draw:connector>
        <draw:custom-shape draw:style-name="gr226" draw:text-style-name="P13" xml:id="id249" draw:id="id249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9" draw:layer="layout" draw:line-skew="1.153cm" svg:x1="14.176cm" svg:y1="9.89cm" svg:x2="22.699cm" svg:y2="11.577cm" draw:start-shape="id244" draw:start-glue-point="0" draw:end-shape="id249" draw:end-glue-point="0" svg:d="M14176 9890v635h8523v1052" svg:viewBox="0 0 8524 1688">
          <text:p/>
        </draw:connector>
        <draw:connector draw:style-name="gr148" draw:text-style-name="P9" draw:layer="layout" draw:line-skew="-1.183cm" svg:x1="22.699cm" svg:y1="12.31cm" svg:x2="14.176cm" svg:y2="13.73cm" draw:start-shape="id249" draw:start-glue-point="2" draw:end-shape="id244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27" draw:text-style-name="P52" xml:id="id265" draw:id="id265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52" xml:id="id264" draw:id="id264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52" xml:id="id267" draw:id="id267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3" xml:id="id251" draw:id="id251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3" xml:id="id266" draw:id="id266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3" xml:id="id259" draw:id="id259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53" draw:id="id253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3" xml:id="id257" draw:id="id257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0" draw:id="id250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52" draw:id="id252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5" draw:id="id255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4" draw:id="id254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8" draw:id="id258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6" draw:id="id256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9.84cm" svg:y1="6.561cm" svg:x2="9.84cm" svg:y2="7.296cm" draw:start-shape="id250" draw:start-glue-point="2" draw:end-shape="id251" draw:end-glue-point="0" svg:d="M9840 6561v735" svg:viewBox="0 0 1 736">
          <text:p/>
        </draw:connector>
        <draw:connector draw:style-name="gr129" draw:text-style-name="P4" draw:layer="layout" svg:x1="11.645cm" svg:y1="14.082cm" svg:x2="11.645cm" svg:y2="14.817cm" draw:start-shape="id252" draw:start-glue-point="2" draw:end-shape="id253" draw:end-glue-point="0" svg:d="M11645 14082v735" svg:viewBox="0 0 1 736">
          <text:p/>
        </draw:connector>
        <draw:connector draw:style-name="gr129" draw:text-style-name="P4" draw:layer="layout" svg:x1="19.907cm" svg:y1="5.09cm" svg:x2="19.907cm" svg:y2="5.529cm" draw:start-shape="id254" draw:start-glue-point="2" draw:end-shape="id255" draw:end-glue-point="0" svg:d="M19907 5090v439" svg:viewBox="0 0 1 440">
          <text:p/>
        </draw:connector>
        <draw:connector draw:style-name="gr129" draw:text-style-name="P4" draw:layer="layout" svg:x1="17.702cm" svg:y1="7.948cm" svg:x2="19.907cm" svg:y2="8.804cm" draw:start-shape="id256" draw:start-glue-point="2" draw:end-shape="id257" draw:end-glue-point="0" svg:d="M17702 7948v427h2205v429" svg:viewBox="0 0 2206 857">
          <text:p/>
        </draw:connector>
        <draw:connector draw:style-name="gr129" draw:text-style-name="P4" draw:layer="layout" svg:x1="22.348cm" svg:y1="7.948cm" svg:x2="19.907cm" svg:y2="8.804cm" draw:start-shape="id258" draw:start-glue-point="2" draw:end-shape="id257" draw:end-glue-point="0" svg:d="M22348 7948v427h-2441v429" svg:viewBox="0 0 2442 857">
          <text:p/>
        </draw:connector>
        <draw:connector draw:style-name="gr129" draw:text-style-name="P4" draw:layer="layout" svg:x1="19.907cm" svg:y1="6.262cm" svg:x2="17.702cm" svg:y2="7.215cm" draw:start-shape="id255" draw:start-glue-point="2" draw:end-shape="id256" draw:end-glue-point="0" svg:d="M19907 6262v476h-2205v477" svg:viewBox="0 0 2206 954">
          <text:p/>
        </draw:connector>
        <draw:connector draw:style-name="gr129" draw:text-style-name="P4" draw:layer="layout" svg:x1="19.907cm" svg:y1="6.262cm" svg:x2="22.348cm" svg:y2="7.215cm" draw:start-shape="id255" draw:start-glue-point="2" draw:end-shape="id258" draw:end-glue-point="0" svg:d="M19907 6262v476h2441v477" svg:viewBox="0 0 2442 954">
          <text:p/>
        </draw:connector>
        <draw:custom-shape draw:style-name="gr239" draw:text-style-name="P13" xml:id="id260" draw:id="id260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1" draw:id="id261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6.985cm" svg:y1="15.505cm" svg:x2="6.985cm" svg:y2="16.169cm" draw:start-shape="id259" draw:start-glue-point="2" draw:end-shape="id260" draw:end-glue-point="0" svg:d="M6985 15505v664" svg:viewBox="0 0 1 665">
          <text:p/>
        </draw:connector>
        <draw:connector draw:style-name="gr129" draw:text-style-name="P4" draw:layer="layout" svg:x1="6.985cm" svg:y1="14.082cm" svg:x2="6.985cm" svg:y2="14.817cm" draw:start-shape="id261" draw:start-glue-point="2" draw:end-shape="id259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35" draw:text-style-name="P13" xml:id="id268" draw:id="id268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2" draw:id="id262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3" draw:id="id263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2" draw:start-glue-point="7" draw:end-shape="id263" draw:end-glue-point="5" svg:d="M17376 14053v935h2231v934" svg:viewBox="0 0 2232 1870">
          <text:p/>
        </draw:connector>
        <draw:connector draw:style-name="gr142" draw:layer="layout" draw:line-skew="0.836cm" svg:x1="19.891cm" svg:y1="3.54cm" svg:x2="19.907cm" svg:y2="4.357cm" draw:start-shape="id264" draw:start-glue-point="0" draw:end-shape="id254" draw:end-glue-point="0" svg:d="M19891 3540v317h16v500" svg:viewBox="0 0 17 818">
          <text:p/>
        </draw:connector>
        <draw:connector draw:style-name="gr142" draw:layer="layout" draw:line-skew="-1.152cm" svg:x1="19.907cm" svg:y1="9.537cm" svg:x2="19.891cm" svg:y2="10.207cm" draw:start-shape="id257" draw:start-glue-point="2" draw:end-shape="id264" draw:end-glue-point="2" svg:d="M19907 9537v35h-16v635" svg:viewBox="0 0 17 671">
          <text:p/>
        </draw:connector>
        <draw:connector draw:style-name="gr142" draw:layer="layout" draw:line-skew="1.306cm" svg:x1="14.017cm" svg:y1="11.642cm" svg:x2="6.985cm" svg:y2="13.394cm" draw:start-shape="id265" draw:start-glue-point="0" draw:end-shape="id261" draw:end-glue-point="0" svg:d="M14017 11642v788h-7032v964" svg:viewBox="0 0 7033 1753">
          <text:p/>
        </draw:connector>
        <draw:connector draw:style-name="gr142" draw:layer="layout" draw:line-skew="1.306cm" svg:x1="14.017cm" svg:y1="11.642cm" svg:x2="11.645cm" svg:y2="13.394cm" draw:start-shape="id265" draw:start-glue-point="0" draw:end-shape="id252" draw:end-glue-point="0" svg:d="M14017 11642v788h-2372v964" svg:viewBox="0 0 2373 1753">
          <text:p/>
        </draw:connector>
        <draw:connector draw:style-name="gr142" draw:layer="layout" draw:line-skew="1.306cm" svg:x1="14.017cm" svg:y1="11.642cm" svg:x2="16.28cm" svg:y2="13.365cm" draw:start-shape="id265" draw:start-glue-point="0" draw:end-shape="id262" draw:end-glue-point="0" svg:d="M14017 11642v788h2263v935" svg:viewBox="0 0 2264 1724">
          <text:p/>
        </draw:connector>
        <draw:connector draw:style-name="gr142" draw:layer="layout" draw:line-skew="-1.317cm" svg:x1="16.28cm" svg:y1="14.053cm" svg:x2="14.017cm" svg:y2="18.944cm" draw:start-shape="id262" draw:start-glue-point="2" draw:end-shape="id265" draw:end-glue-point="2" svg:d="M16280 14053v4092h-2263v799" svg:viewBox="0 0 2264 4892">
          <text:p/>
        </draw:connector>
        <draw:connector draw:style-name="gr142" draw:layer="layout" draw:line-skew="-1.317cm" svg:x1="11.645cm" svg:y1="15.505cm" svg:x2="14.017cm" svg:y2="18.944cm" draw:start-shape="id253" draw:start-glue-point="2" draw:end-shape="id265" draw:end-glue-point="2" svg:d="M11645 15505v2640h2372v799" svg:viewBox="0 0 2373 3440">
          <text:p/>
        </draw:connector>
        <draw:connector draw:style-name="gr142" draw:layer="layout" draw:line-skew="-1.317cm" svg:x1="6.985cm" svg:y1="16.857cm" svg:x2="14.017cm" svg:y2="18.944cm" draw:start-shape="id260" draw:start-glue-point="2" draw:end-shape="id265" svg:d="M6985 16857v1288h7032v799" svg:viewBox="0 0 7033 2088">
          <text:p/>
        </draw:connector>
        <draw:connector draw:style-name="gr142" draw:layer="layout" draw:line-skew="-1.153cm" svg:x1="5.571cm" svg:y1="6.585cm" svg:x2="7.984cm" svg:y2="9.255cm" draw:start-shape="id266" draw:start-glue-point="2" draw:end-shape="id267" draw:end-glue-point="2" svg:d="M5571 6585v2035h2413v635" svg:viewBox="0 0 2414 2671">
          <text:p/>
        </draw:connector>
        <draw:connector draw:style-name="gr142" draw:layer="layout" draw:line-skew="-1.153cm" svg:x1="9.84cm" svg:y1="7.984cm" svg:x2="7.984cm" svg:y2="9.255cm" draw:start-shape="id251" draw:start-glue-point="2" draw:end-shape="id267" draw:end-glue-point="2" svg:d="M9840 7984v636h-1856v635" svg:viewBox="0 0 1857 1272">
          <text:p/>
        </draw:connector>
        <draw:connector draw:style-name="gr142" draw:layer="layout" draw:line-skew="1.47cm" svg:x1="7.984cm" svg:y1="4.175cm" svg:x2="9.84cm" svg:y2="5.873cm" draw:start-shape="id267" draw:start-glue-point="0" draw:end-shape="id250" draw:end-glue-point="0" svg:d="M7984 4175v952h1856v746" svg:viewBox="0 0 1857 1699">
          <text:p/>
        </draw:connector>
        <draw:connector draw:style-name="gr142" draw:layer="layout" draw:line-skew="1.47cm" svg:x1="7.984cm" svg:y1="4.175cm" svg:x2="5.571cm" svg:y2="5.896cm" draw:start-shape="id267" draw:end-shape="id266" draw:end-glue-point="0" svg:d="M7984 4175v952h-2413v769" svg:viewBox="0 0 2414 1722">
          <text:p/>
        </draw:connector>
        <draw:connector draw:style-name="gr142" draw:layer="layout" draw:line-skew="1.306cm" svg:x1="14.017cm" svg:y1="11.642cm" svg:x2="20.703cm" svg:y2="13.382cm" draw:start-shape="id265" draw:start-glue-point="0" draw:end-shape="id268" draw:end-glue-point="0" svg:d="M14017 11642v788h6686v952" svg:viewBox="0 0 6687 1741">
          <text:p/>
        </draw:connector>
        <draw:connector draw:style-name="gr142" draw:layer="layout" svg:x1="20.703cm" svg:y1="14.07cm" svg:x2="20.703cm" svg:y2="15.922cm" draw:start-shape="id268" draw:start-glue-point="2" draw:end-shape="id263" draw:end-glue-point="0" svg:d="M20703 14070v1852" svg:viewBox="0 0 1 1853">
          <text:p/>
        </draw:connector>
        <draw:connector draw:style-name="gr142" draw:layer="layout" draw:line-skew="-1.317cm" svg:x1="20.703cm" svg:y1="16.61cm" svg:x2="14.017cm" svg:y2="18.944cm" draw:start-shape="id263" draw:start-glue-point="2" draw:end-shape="id265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30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0" draw:text-style-name="P37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1" draw:text-style-name="P28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2" draw:text-style-name="P28" xml:id="id269" draw:id="id269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3" draw:text-style-name="P28" xml:id="id270" draw:id="id270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69" draw:start-glue-point="2" draw:end-shape="id270" draw:end-glue-point="0" svg:d="M15635 5543v1011" svg:viewBox="0 0 1 1012">
          <text:p/>
        </draw:connector>
        <draw:custom-shape draw:style-name="gr244" draw:text-style-name="P38" xml:id="id272" draw:id="id272" draw:layer="layout" svg:width="4.332cm" svg:height="0.734cm" svg:x="5.94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6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" xml:id="id271" draw:id="id271" draw:layer="layout" svg:width="0.317cm" svg:height="0.318cm" svg:x="13.1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3.31cm" svg:y1="16cm" svg:x2="8.109cm" svg:y2="17.093cm" draw:start-shape="id271" draw:start-glue-point="8" draw:end-shape="id272" draw:end-glue-point="0" svg:d="M13310 16000v539h-5201v554" svg:viewBox="0 0 5202 1094">
          <text:p/>
        </draw:connector>
        <draw:custom-shape draw:style-name="gr244" draw:text-style-name="P38" xml:id="id273" draw:id="id273" draw:layer="layout" svg:width="4.332cm" svg:height="0.734cm" svg:x="16.35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31cm" svg:y1="16cm" svg:x2="18.519cm" svg:y2="17.093cm" draw:start-shape="id271" draw:start-glue-point="8" draw:end-shape="id273" draw:end-glue-point="0" svg:d="M13310 16000v539h5209v554" svg:viewBox="0 0 5210 1094">
          <text:p/>
        </draw:connector>
        <draw:frame draw:style-name="gr245" draw:text-style-name="P53" draw:layer="layout" svg:width="1.378cm" svg:height="0.577cm" svg:x="12.57cm" svg:y="14.87cm">
          <draw:text-box>
            <text:p><text:span text:style-name="T2">Quitter</text:span></text:p>
          </draw:text-box>
        </draw:frame>
        <draw:custom-shape draw:style-name="gr246" draw:text-style-name="P28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47" draw:text-style-name="P28" xml:id="id274" draw:id="id274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layer="layout" svg:x1="18.104cm" svg:y1="6.98cm" svg:x2="19.798cm" svg:y2="6.98cm" draw:start-shape="id270" draw:start-glue-point="1" draw:end-shape="id274" draw:end-glue-point="3" svg:d="M18104 6980h1694" svg:viewBox="0 0 1695 1">
          <text:p/>
        </draw:connector>
        <draw:frame draw:style-name="gr248" draw:text-style-name="P50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244" draw:text-style-name="P38" xml:id="id275" draw:id="id275" draw:layer="layout" svg:width="4.332cm" svg:height="0.734cm" svg:x="11.13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31cm" svg:y1="16cm" svg:x2="13.302cm" svg:y2="17.093cm" draw:start-shape="id271" draw:start-glue-point="8" draw:end-shape="id275" draw:end-glue-point="0" svg:d="M13310 16000v539h-8v554" svg:viewBox="0 0 9 1094">
          <text:p/>
        </draw:connector>
      </draw:page>
      <draw:page draw:name="page26" draw:style-name="dp1" draw:master-page-name="Default">
        <draw:custom-shape draw:style-name="gr136" draw:text-style-name="P19" xml:id="id276" draw:id="id276" draw:layer="layout" svg:width="4.332cm" svg:height="0.734cm" svg:x="5.151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9" xml:id="id278" draw:id="id278" draw:layer="layout" svg:width="4.332cm" svg:height="0.734cm" svg:x="7.67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6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38" xml:id="id279" draw:id="id279" draw:layer="layout" svg:width="4.332cm" svg:height="0.734cm" svg:x="5.151cm" svg:y="11.5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6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13" xml:id="id280" draw:id="id280" draw:layer="layout" svg:width="3.642cm" svg:height="0.734cm" svg:x="5.496cm" svg:y="12.9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38" xml:id="id282" draw:id="id282" draw:layer="layout" svg:width="4.332cm" svg:height="0.734cm" svg:x="5.151cm" svg:y="14.4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9" xml:id="id283" draw:id="id283" draw:layer="layout" svg:width="4.177cm" svg:height="0.734cm" svg:x="5.229cm" svg:y="15.9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6.844cm" svg:x2="7.317cm" svg:y2="7.685cm" draw:start-shape="id276" draw:start-glue-point="2" draw:end-shape="id277" draw:end-glue-point="0" svg:d="M7317 6844v841" svg:viewBox="0 0 1 842">
          <text:p/>
        </draw:connector>
        <draw:connector draw:style-name="gr129" draw:text-style-name="P4" draw:layer="layout" svg:x1="9.841cm" svg:y1="10.266cm" svg:x2="7.317cm" svg:y2="11.539cm" draw:start-shape="id278" draw:start-glue-point="2" draw:end-shape="id279" draw:end-glue-point="0" svg:d="M9841 10266v637h-2524v636" svg:viewBox="0 0 2525 1274">
          <text:p/>
        </draw:connector>
        <draw:custom-shape draw:style-name="gr251" draw:text-style-name="P28" xml:id="id285" draw:id="id285" draw:layer="layout" svg:width="4.332cm" svg:height="0.734cm" svg:x="5.151cm" svg:y="18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12">EndGameWinner </text:span><text:span text:style-name="T17">TAKER</text:span></text:p>
          <draw:enhanced-geometry svg:viewBox="0 0 21600 21600" draw:type="rectangle" draw:enhanced-path="M 0 0 L 21600 0 21600 21600 0 21600 0 0 Z N"/>
        </draw:custom-shape>
        <draw:custom-shape draw:style-name="gr136" draw:text-style-name="P13" xml:id="id284" draw:id="id284" draw:layer="layout" svg:width="4.332cm" svg:height="0.734cm" svg:x="5.151cm" svg:y="17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4" draw:layer="layout" svg:x1="7.317cm" svg:y1="12.273cm" svg:x2="7.317cm" svg:y2="12.946cm" draw:start-shape="id279" draw:start-glue-point="2" draw:end-shape="id280" draw:end-glue-point="0" svg:d="M7317 12273v673" svg:viewBox="0 0 1 674">
          <text:p/>
        </draw:connector>
        <draw:frame draw:style-name="gr252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27" draw:text-style-name="P4" xml:id="id281" draw:id="id281" draw:layer="layout" svg:width="0.317cm" svg:height="0.318cm" svg:x="13.08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4" draw:layer="layout" svg:x1="13.242cm" svg:y1="4.944cm" svg:x2="7.317cm" svg:y2="6.11cm" draw:start-shape="id281" draw:start-glue-point="8" draw:end-shape="id276" draw:end-glue-point="0" svg:d="M13242 4944v575h-5925v591" svg:viewBox="0 0 5926 1167">
          <text:p/>
        </draw:connector>
        <draw:connector draw:style-name="gr129" draw:text-style-name="P4" draw:layer="layout" svg:x1="7.317cm" svg:y1="13.68cm" svg:x2="7.317cm" svg:y2="14.452cm" draw:start-shape="id280" draw:start-glue-point="2" draw:end-shape="id282" draw:end-glue-point="0" svg:d="M7317 13680v772" svg:viewBox="0 0 1 773">
          <text:p/>
        </draw:connector>
        <draw:connector draw:style-name="gr129" draw:text-style-name="P4" draw:layer="layout" svg:x1="7.317cm" svg:y1="15.186cm" svg:x2="7.317cm" svg:y2="15.959cm" draw:start-shape="id282" draw:start-glue-point="2" draw:end-shape="id283" draw:end-glue-point="0" svg:d="M7317 15186v773" svg:viewBox="0 0 1 774">
          <text:p/>
        </draw:connector>
        <draw:connector draw:style-name="gr129" draw:text-style-name="P4" draw:layer="layout" svg:x1="7.317cm" svg:y1="16.693cm" svg:x2="7.317cm" svg:y2="17.466cm" draw:start-shape="id283" draw:start-glue-point="2" draw:end-shape="id284" draw:end-glue-point="0" svg:d="M7317 16693v773" svg:viewBox="0 0 1 774">
          <text:p/>
        </draw:connector>
        <draw:connector draw:style-name="gr129" draw:text-style-name="P4" draw:layer="layout" svg:x1="7.317cm" svg:y1="18.2cm" svg:x2="7.317cm" svg:y2="18.973cm" draw:start-shape="id284" draw:start-glue-point="2" draw:end-shape="id285" draw:end-glue-point="0" svg:d="M7317 18200v773" svg:viewBox="0 0 1 774">
          <text:p/>
        </draw:connector>
        <draw:frame draw:style-name="gr253" draw:text-style-name="P53" draw:layer="layout" svg:width="1.239cm" svg:height="0.577cm" svg:x="12.569cm" svg:y="3.775cm">
          <draw:text-box>
            <text:p><text:span text:style-name="T2">Ender</text:span></text:p>
          </draw:text-box>
        </draw:frame>
        <draw:custom-shape draw:style-name="gr254" draw:text-style-name="P38" xml:id="id286" draw:id="id286" draw:layer="layout" svg:width="4.762cm" svg:height="0.734cm" svg:x="10.843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242cm" svg:y1="4.944cm" svg:x2="13.224cm" svg:y2="6.11cm" draw:start-shape="id281" draw:start-glue-point="8" draw:end-shape="id286" draw:end-glue-point="0" svg:d="M13242 4944v575h-18v591" svg:viewBox="0 0 19 1167">
          <text:p/>
        </draw:connector>
        <draw:custom-shape draw:style-name="gr255" draw:text-style-name="P38" xml:id="id287" draw:id="id287" draw:layer="layout" svg:width="3.88cm" svg:height="0.734cm" svg:x="16.805cm" svg:y="6.0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13.242cm" svg:y1="4.944cm" svg:x2="18.745cm" svg:y2="6.096cm" draw:start-shape="id281" draw:start-glue-point="8" draw:end-shape="id287" draw:end-glue-point="0" svg:d="M13242 4944v568h5503v584" svg:viewBox="0 0 5504 1153">
          <text:p/>
        </draw:connector>
        <draw:custom-shape draw:style-name="gr136" draw:text-style-name="P19" xml:id="id288" draw:id="id288" draw:layer="layout" svg:width="4.332cm" svg:height="0.734cm" svg:x="2.69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16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8.419cm" svg:x2="4.861cm" svg:y2="9.532cm" draw:start-shape="id277" draw:start-glue-point="2" draw:end-shape="id288" draw:end-glue-point="0" svg:d="M7317 8419v557h-2456v556" svg:viewBox="0 0 2457 1114">
          <text:p/>
        </draw:connector>
        <draw:connector draw:style-name="gr129" draw:text-style-name="P4" draw:layer="layout" svg:x1="4.861cm" svg:y1="10.266cm" svg:x2="7.317cm" svg:y2="11.539cm" draw:start-shape="id288" draw:start-glue-point="2" draw:end-shape="id279" draw:end-glue-point="0" svg:d="M4861 102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6" draw:text-style-name="P19" xml:id="id277" draw:id="id277" draw:layer="layout" svg:width="4.332cm" svg:height="0.734cm" svg:x="5.151cm" svg:y="7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layer="layout" svg:x1="7.317cm" svg:y1="8.419cm" svg:x2="9.841cm" svg:y2="9.532cm" draw:start-shape="id277" draw:start-glue-point="2" draw:end-shape="id278" draw:end-glue-point="0" svg:d="M7317 8419v557h2524v556" svg:viewBox="0 0 2525 11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6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5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 xmlns:fo="urn:oasis:names:tc:opendocument:xmlns:xsl-fo-compatible:1.0" xmlns:style="urn:oasis:names:tc:opendocument:xmlns:style:1.0" xmlns:config="urn:oasis:names:tc:opendocument:xmlns:config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ss3t="http://www.w3.org/TR/css3-text/">
    <meta:creation-date>2023-08-08T06:36:42.819000000</meta:creation-date>
    <meta:editing-duration>P1DT19H27M31S</meta:editing-duration>
    <meta:editing-cycles>148</meta:editing-cycles>
    <meta:generator>LibreOffice/7.3.2.2$Windows_X86_64 LibreOffice_project/49f2b1bff42cfccbd8f788c8dc32c1c309559be0</meta:generator>
    <dc:date>2025-02-15T08:59:32.610000000</dc:date>
    <meta:print-date>2024-09-14T06:59:08.945000000</meta:print-date>
    <meta:document-statistic meta:object-count="721"/>
  </office:meta>
</office:document-meta>
</file>